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 manifest:media-type="application/octet-stream"/>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urier New1" svg:font-family="'Courier New'"/>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2.908cm" table:align="left"/>
    </style:style>
    <style:style style:name="Tabla3.A" style:family="table-column">
      <style:table-column-properties style:column-width="12.908cm"/>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4.838cm" table:align="left"/>
    </style:style>
    <style:style style:name="Tabla4.A" style:family="table-column">
      <style:table-column-properties style:column-width="14.838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20" style:family="table">
      <style:table-properties style:width="15.231cm" fo:margin-left="0.039cm" fo:margin-right="-0.27cm" table:align="margins"/>
    </style:style>
    <style:style style:name="Tabla20.A" style:family="table-column">
      <style:table-column-properties style:column-width="15.231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end" style:justify-single-word="false"/>
    </style:style>
    <style:style style:name="P9" style:family="paragraph" style:parent-style-name="Normal">
      <style:paragraph-properties fo:margin-top="0.212cm" fo:margin-bottom="0.212cm" loext: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text-align="center" style:justify-single-word="false"/>
    </style:style>
    <style:style style:name="P13" style:family="paragraph" style:parent-style-name="Normal">
      <style:paragraph-properties fo:text-align="center" style:justify-single-word="false" fo:orphans="2" fo:widows="2" fo:hyphenation-ladder-count="no-limit"/>
      <style:text-properties fo:hyphenate="false"/>
    </style:style>
    <style:style style:name="P14" style:family="paragraph" style:parent-style-name="Normal">
      <style:text-properties fo:language="es" fo:country="ES"/>
    </style:style>
    <style:style style:name="P15"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6" style:family="paragraph" style:parent-style-name="Normal">
      <style:paragraph-properties fo:margin-left="0.635cm" fo:margin-right="0cm" fo:text-indent="0cm" style:auto-text-indent="false">
        <style:tab-stops/>
      </style:paragraph-properties>
      <style:text-properties fo:language="es" fo:country="ES"/>
    </style:style>
    <style:style style:name="P17"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18" style:family="paragraph" style:parent-style-name="Normal">
      <style:paragraph-properties fo:margin-left="0.635cm" fo:margin-right="0cm" fo:text-indent="0cm" style:auto-text-indent="false">
        <style:tab-stops/>
      </style:paragraph-properties>
    </style:style>
    <style:style style:name="P19" style:family="paragraph" style:parent-style-name="Normal">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20"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21"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22" style:family="paragraph" style:parent-style-name="Párrafo_20_de_20_lista">
      <style:paragraph-properties fo:margin-left="0.635cm" fo:margin-right="0cm" fo:text-indent="0cm" style:auto-text-indent="false">
        <style:tab-stops/>
      </style:paragraph-properties>
    </style:style>
    <style:style style:name="P23" style:family="paragraph" style:parent-style-name="Heading">
      <style:paragraph-properties fo:margin-left="0.635cm" fo:margin-right="0cm" fo:text-indent="0cm" style:auto-text-indent="false">
        <style:tab-stops/>
      </style:paragraph-properties>
      <style:text-properties fo:language="es" fo:country="ES"/>
    </style:style>
    <style:style style:name="P24" style:family="paragraph" style:parent-style-name="Standard">
      <style:paragraph-properties fo:margin-left="0.635cm" fo:margin-right="0cm" fo:text-indent="0cm" style:auto-text-indent="false">
        <style:tab-stops/>
      </style:paragraph-properties>
      <style:text-properties fo:language="es" fo:country="ES"/>
    </style:style>
    <style:style style:name="P25" style:family="paragraph" style:parent-style-name="CodigoListado">
      <style:text-properties fo:language="en" fo:country="US"/>
    </style:style>
    <style:style style:name="P26" style:family="paragraph" style:parent-style-name="Párrafo_20_de_20_lista">
      <style:text-properties fo:language="es" fo:country="ES"/>
    </style:style>
    <style:style style:name="P27" style:family="paragraph" style:parent-style-name="Párrafo_20_de_20_lista">
      <style:paragraph-properties fo:margin-left="0cm" fo:margin-right="0cm" fo:text-indent="0cm" style:auto-text-indent="false"/>
    </style:style>
    <style:style style:name="P28" style:family="paragraph" style:parent-style-name="Párrafo_20_de_20_lista">
      <style:paragraph-properties fo:margin-left="0cm" fo:margin-right="0cm" fo:text-indent="0cm" style:auto-text-indent="false"/>
      <style:text-properties fo:language="es" fo:country="ES"/>
    </style:style>
    <style:style style:name="P29"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30"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P31"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style:style>
    <style:style style:name="P32"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ffff00"/>
    </style:style>
    <style:style style:name="P33"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34" style:family="paragraph" style:parent-style-name="Normal">
      <style:paragraph-properties fo:margin-left="0cm" fo:margin-right="0cm" fo:text-indent="0cm" style:auto-text-indent="false">
        <style:tab-stops/>
      </style:paragraph-properties>
      <style:text-properties fo:language="es" fo:country="ES"/>
    </style:style>
    <style:style style:name="P35"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ffff00" style:font-weight-asian="normal" style:font-weight-complex="normal"/>
    </style:style>
    <style:style style:name="P36" style:family="paragraph" style:parent-style-name="Texto_20_independiente">
      <style:paragraph-properties fo:text-align="center" style:justify-single-word="false"/>
    </style:style>
    <style:style style:name="P37" style:family="paragraph" style:parent-style-name="Standard">
      <style:text-properties fo:language="es" fo:country="ES"/>
    </style:style>
    <style:style style:name="P38" style:family="paragraph" style:parent-style-name="Standard">
      <style:text-properties fo:language="es" fo:country="ES" fo:font-weight="bold" style:font-weight-asian="bold"/>
    </style:style>
    <style:style style:name="P39" style:family="paragraph" style:parent-style-name="Normal">
      <style:paragraph-properties fo:orphans="2" fo:widows="2"/>
    </style:style>
    <style:style style:name="P40" style:family="paragraph" style:parent-style-name="Normal">
      <style:text-properties fo:language="es" fo:country="ES"/>
    </style:style>
    <style:style style:name="P41" style:family="paragraph" style:parent-style-name="Normal">
      <style:paragraph-properties fo:text-align="center" style:justify-single-word="false" fo:orphans="2" fo:widows="2" fo:hyphenation-ladder-count="no-limit"/>
      <style:text-properties style:font-name="Cambria" fo:font-size="10pt" fo:language="en" fo:country="US" officeooo:rsid="0012262c" officeooo:paragraph-rsid="0012262c" style:font-name-asian="Times New Roman" style:font-size-asian="10pt" style:language-asian="en" style:country-asian="US" style:font-name-complex="Arial" style:font-size-complex="10pt" fo:hyphenate="false"/>
    </style:style>
    <style:style style:name="P42" style:family="paragraph" style:parent-style-name="Normal">
      <style:paragraph-properties fo:text-align="center" style:justify-single-word="false" fo:orphans="2" fo:widows="2" fo:hyphenation-ladder-count="no-limit"/>
      <style:text-properties style:font-name="Cambria" fo:font-size="10pt" fo:language="en" fo:country="US" officeooo:rsid="00134405" officeooo:paragraph-rsid="00134405" style:font-name-asian="Times New Roman" style:font-size-asian="10pt" style:language-asian="en" style:country-asian="US" style:font-name-complex="Arial" style:font-size-complex="10pt" fo:hyphenate="false"/>
    </style:style>
    <style:style style:name="P43" style:family="paragraph" style:parent-style-name="Normal">
      <style:paragraph-properties fo:text-align="center" style:justify-single-word="false" fo:orphans="2" fo:widows="2" fo:hyphenation-ladder-count="no-limit"/>
      <style:text-properties style:font-name="Cambria" fo:font-size="10pt" fo:language="en" fo:country="US" officeooo:rsid="00152fe0" officeooo:paragraph-rsid="00152fe0" style:font-name-asian="Times New Roman" style:font-size-asian="10pt" style:language-asian="en" style:country-asian="US" style:font-name-complex="Arial" style:font-size-complex="10pt" fo:hyphenate="false"/>
    </style:style>
    <style:style style:name="P44" style:family="paragraph" style:parent-style-name="Normal">
      <style:paragraph-properties fo:text-align="center" style:justify-single-word="false" fo:orphans="2" fo:widows="2" fo:hyphenation-ladder-count="no-limit"/>
      <style:text-properties style:font-name="Cambria" fo:font-size="10pt" fo:language="en" fo:country="US" officeooo:rsid="0015b8cc" officeooo:paragraph-rsid="0015b8cc" style:font-name-asian="Times New Roman" style:font-size-asian="10pt" style:language-asian="en" style:country-asian="US" style:font-name-complex="Arial" style:font-size-complex="10pt" fo:hyphenate="false"/>
    </style:style>
    <style:style style:name="P45" style:family="paragraph" style:parent-style-name="Normal">
      <style:paragraph-properties fo:margin-left="0.635cm" fo:margin-right="0cm" fo:text-indent="0cm" style:auto-text-indent="false">
        <style:tab-stops/>
      </style:paragraph-properties>
      <style:text-properties fo:language="es" fo:country="ES"/>
    </style:style>
    <style:style style:name="P46" style:family="paragraph" style:parent-style-name="Normal">
      <style:paragraph-properties fo:margin-left="0.635cm" fo:margin-right="0cm" fo:text-indent="0cm" style:auto-text-indent="false">
        <style:tab-stops/>
      </style:paragraph-properties>
      <style:text-properties fo:language="es" fo:country="ES" fo:font-style="normal" fo:font-weight="normal" officeooo:rsid="00120b2a" officeooo:paragraph-rsid="00120b2a" style:font-style-asian="normal" style:font-weight-asian="normal" style:font-style-complex="normal" style:font-weight-complex="normal"/>
    </style:style>
    <style:style style:name="P47" style:family="paragraph" style:parent-style-name="Table" style:list-style-name="LFO7"/>
    <style:style style:name="P48"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49"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ffff00" style:font-weight-asian="bold" style:font-weight-complex="bold"/>
    </style:style>
    <style:style style:name="P50"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51" style:family="paragraph" style:parent-style-name="Párrafo_20_de_20_lista" style:list-style-name="L1">
      <style:paragraph-properties fo:margin-top="0cm" fo:margin-bottom="0cm" loext:contextual-spacing="false"/>
      <style:text-properties fo:language="es" fo:country="ES"/>
    </style:style>
    <style:style style:name="P52" style:family="paragraph" style:parent-style-name="Párrafo_20_de_20_lista" style:list-style-name="L2">
      <style:paragraph-properties fo:margin-left="0cm" fo:margin-right="0cm" fo:text-indent="0cm" style:auto-text-indent="false"/>
    </style:style>
    <style:style style:name="P53" style:family="paragraph" style:parent-style-name="Párrafo_20_de_20_lista" style:list-style-name="L4">
      <style:paragraph-properties fo:margin-left="0cm" fo:margin-right="0cm" fo:text-indent="0cm" style:auto-text-indent="false"/>
      <style:text-properties fo:language="es" fo:country="ES"/>
    </style:style>
    <style:style style:name="P54" style:family="paragraph" style:parent-style-name="Párrafo_20_de_20_lista" style:list-style-name="L3">
      <style:paragraph-properties fo:margin-left="0cm" fo:margin-right="0cm" fo:text-indent="0cm" style:auto-text-indent="false"/>
      <style:text-properties fo:language="es" fo:country="ES" fo:font-weight="bold" style:font-weight-asian="bold" style:font-weight-complex="bold"/>
    </style:style>
    <style:style style:name="P55" style:family="paragraph" style:parent-style-name="Párrafo_20_de_20_lista" style:list-style-name="L3">
      <style:paragraph-properties fo:margin-left="0cm" fo:margin-right="0cm" fo:text-indent="0cm" style:auto-text-indent="false"/>
    </style:style>
    <style:style style:name="P56" style:family="paragraph" style:parent-style-name="CodigoListado" style:list-style-name="L3">
      <style:text-properties fo:background-color="#ffff00"/>
    </style:style>
    <style:style style:name="P57" style:family="paragraph" style:parent-style-name="Heading" style:list-style-name="WW8Num8"/>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337275" fo:language="es" fo:country="ES" officeooo:rsid="00108060" style:font-name-asian="Times New Roman" style:language-asian="en" style:country-asian="US" style:font-name-complex="Times New Roman" style:font-size-complex="11pt" style:language-complex="en" style:country-complex="US"/>
    </style:style>
    <style:style style:name="T6" style:family="text">
      <style:text-properties fo:color="#ff0000" style:font-name="Liberation serif1" fo:font-size="11pt" fo:language="es" fo:country="ES"/>
    </style:style>
    <style:style style:name="T7" style:family="text">
      <style:text-properties fo:language="es" fo:country="ES"/>
    </style:style>
    <style:style style:name="T8" style:family="text">
      <style:text-properties fo:language="es" fo:country="ES" style:font-name-asian="+mn-ea"/>
    </style:style>
    <style:style style:name="T9" style:family="text">
      <style:text-properties fo:language="es" fo:country="ES" fo:font-weight="bold" style:font-weight-asian="bold"/>
    </style:style>
    <style:style style:name="T10" style:family="text">
      <style:text-properties fo:language="es" fo:country="ES" fo:font-style="italic" style:font-style-asian="italic"/>
    </style:style>
    <style:style style:name="T11" style:family="text">
      <style:text-properties fo:language="es" fo:country="ES" fo:background-color="transparent" loext:char-shading-value="0"/>
    </style:style>
    <style:style style:name="T12" style:family="text">
      <style:text-properties style:font-name-asian="+mn-ea"/>
    </style:style>
    <style:style style:name="T13" style:family="text">
      <style:text-properties style:font-name="Calibri" style:font-name-complex="Calibri"/>
    </style:style>
    <style:style style:name="T14" style:family="text">
      <style:text-properties fo:language="en" fo:country="US"/>
    </style:style>
    <style:style style:name="T15" style:family="text">
      <style:text-properties fo:language="en" fo:country="US" style:language-asian="en" style:country-asian="US"/>
    </style:style>
    <style:style style:name="T16" style:family="text">
      <style:text-properties fo:font-size="10pt" style:font-size-asian="10pt" style:font-size-complex="10pt"/>
    </style:style>
    <style:style style:name="T17" style:family="text">
      <style:text-properties fo:font-size="10pt" fo:language="es" fo:country="ES" style:font-size-asian="10pt" style:font-size-complex="10pt"/>
    </style:style>
    <style:style style:name="T18" style:family="text">
      <style:text-properties style:language-complex="ar" style:country-complex="SA"/>
    </style:style>
    <style:style style:name="T19" style:family="text">
      <style:text-properties fo:color="#000000" fo:font-weight="bold" style:font-weight-asian="bold" style:font-name-complex="Times New Roman" style:font-weight-complex="bold"/>
    </style:style>
    <style:style style:name="T20" style:family="text">
      <style:text-properties fo:color="#000000" fo:font-size="10pt" fo:language="es" fo:country="ES" fo:font-weight="bold" style:font-size-asian="10pt" style:font-weight-asian="bold" style:font-size-complex="10pt" style:font-weight-complex="bold"/>
    </style:style>
    <style:style style:name="T21" style:family="text">
      <style:text-properties fo:color="#000000" fo:font-size="10pt" fo:font-weight="bold" style:font-size-asian="10pt" style:font-weight-asian="bold" style:font-size-complex="10pt" style:font-weight-complex="bold"/>
    </style:style>
    <style:style style:name="T22" style:family="text">
      <style:text-properties fo:color="#000000" style:font-name="Cambria" fo:font-size="10pt" fo:language="es" fo:country="ES" style:letter-kerning="true" style:font-name-asian="Times New Roman" style:font-size-asian="10pt" style:language-asian="en" style:country-asian="US" style:font-name-complex="Arial" style:font-size-complex="10pt"/>
    </style:style>
    <style:style style:name="T23" style:family="text">
      <style:text-properties style:font-name-complex="Times New Roman" style:font-size-complex="10pt"/>
    </style:style>
    <style:style style:name="T24" style:family="text">
      <style:text-properties fo:color="#006b6b" fo:language="es" fo:country="ES"/>
    </style:style>
    <style:style style:name="T25" style:family="text">
      <style:text-properties fo:color="#006b6b" fo:language="es" fo:country="ES" fo:font-weight="bold" style:font-weight-asian="bold"/>
    </style:style>
    <style:style style:name="T26" style:family="text">
      <style:text-properties fo:color="#006b6b" fo:font-weight="bold" style:font-weight-asian="bold"/>
    </style:style>
    <style:style style:name="T27" style:family="text">
      <style:text-properties style:font-name="Courier New1" fo:font-size="9pt" fo:language="es" fo:country="ES"/>
    </style:style>
    <style:style style:name="T28" style:family="text">
      <style:text-properties fo:color="#ffffff" style:font-name="Cambria" fo:font-size="10pt" fo:language="es" fo:country="ES" fo:font-weight="bold" style:letter-kerning="true" style:font-name-asian="Times New Roman" style:font-size-asian="10pt" style:language-asian="en" style:country-asian="US" style:font-weight-asian="bold" style:font-name-complex="Arial" style:font-size-complex="10pt" style:font-weight-complex="bold"/>
    </style:style>
    <style:style style:name="T29" style:family="text">
      <style:text-properties style:font-name="Calibri1" fo:font-size="10pt" fo:language="es" fo:country="ES" style:font-size-asian="10pt" style:font-size-complex="10pt"/>
    </style:style>
    <style:style style:name="T30" style:family="text">
      <style:text-properties style:font-name="Liberation mono"/>
    </style:style>
    <style:style style:name="T31" style:family="text">
      <style:text-properties style:font-name="Liberation mono" fo:font-size="10pt" style:font-size-asian="10pt" style:font-size-complex="10pt"/>
    </style:style>
    <style:style style:name="T32" style:family="text">
      <style:text-properties style:font-name="Liberation mono" fo:font-size="10pt" fo:language="es" fo:country="ES" style:font-size-asian="10pt" style:font-size-complex="10pt"/>
    </style:style>
    <style:style style:name="T33" style:family="text">
      <style:text-properties fo:font-weight="bold" style:font-weight-asian="bold"/>
    </style:style>
    <style:style style:name="T34" style:family="text">
      <style:text-properties style:font-name="Liberation Serif1"/>
    </style:style>
    <style:style style:name="T35" style:family="text">
      <style:text-properties style:font-name="Liberation Serif1" fo:font-size="11pt"/>
    </style:style>
    <style:style style:name="T36" style:family="text">
      <style:text-properties style:font-name="Liberation Serif1" fo:font-size="11pt" fo:language="es" fo:country="ES" fo:background-color="transparent" loext:char-shading-value="0"/>
    </style:style>
    <style:style style:name="T37" style:family="text">
      <style:text-properties style:font-name="Liberation Serif1" fo:language="es" fo:country="ES"/>
    </style:style>
    <style:style style:name="T38" style:family="text">
      <style:text-properties style:font-name="Liberation Serif1" fo:language="es" fo:country="ES" fo:font-weight="bold" style:font-weight-asian="bold" style:font-weight-complex="bold"/>
    </style:style>
    <style:style style:name="T39" style:family="text">
      <style:text-properties style:font-name="Liberation Serif1" fo:language="es" fo:country="ES" fo:background-color="transparent" loext:char-shading-value="0"/>
    </style:style>
    <style:style style:name="T40" style:family="text">
      <style:text-properties style:font-name="Liberation Serif1" fo:font-size="10pt" fo:language="es" fo:country="ES" fo:background-color="transparent" loext:char-shading-value="0"/>
    </style:style>
    <style:style style:name="T41" style:family="text">
      <style:text-properties style:font-name="Liberation serif1"/>
    </style:style>
    <style:style style:name="T42" style:family="text">
      <style:text-properties style:font-name="Liberation serif1" fo:font-size="11pt"/>
    </style:style>
    <style:style style:name="T43" style:family="text">
      <style:text-properties fo:font-weight="normal" style:font-weight-asian="normal" style:font-weight-complex="normal"/>
    </style:style>
    <style:style style:name="T44" style:family="text">
      <style:text-properties fo:font-weight="normal" fo:background-color="transparent" loext:char-shading-value="0" style:font-weight-asian="normal" style:font-weight-complex="normal"/>
    </style:style>
    <style:style style:name="T45" style:family="text">
      <style:text-properties style:text-underline-style="solid" style:text-underline-width="auto" style:text-underline-color="font-color"/>
    </style:style>
    <style:style style:name="T46" style:family="text">
      <style:text-properties fo:color="#111111" fo:language="es" fo:country="ES"/>
    </style:style>
    <style:style style:name="T47" style:family="text">
      <style:text-properties style:font-name="Liberation Mono1" fo:font-size="10pt" fo:language="es" fo:country="ES" style:font-size-asian="10pt" style:font-size-complex="10pt"/>
    </style:style>
    <style:style style:name="T48" style:family="text">
      <style:text-properties fo:background-color="transparent" loext:char-shading-value="0"/>
    </style:style>
    <style:style style:name="T49" style:family="text">
      <style:text-properties officeooo:rsid="00108060"/>
    </style:style>
    <style:style style:name="T50" style:family="text"/>
    <style:style style:name="fr1" style:family="graphic" style:parent-style-name="Graphics">
      <style:graphic-properties style:wrap="parallel" style:number-wrapped-paragraphs="no-limit" style:wrap-contour="false" style:vertical-pos="from-top" style:horizontal-pos="from-left" style:horizontal-rel="paragraph" draw:ole-draw-aspect="1" draw:visible-area-width="5.018cm" draw:visible-area-height="5.018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ext:p text:style-name="P9"><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15">Estudiante (nombre y apellidos): <text:span text:style-name="T49">Juan Manuel Salcedo Serrano</text:span></text:p>
            <text:p text:style-name="P11">Grupo de prácticas: <text:span text:style-name="T49">D1</text:span></text:p>
            <text:p text:style-name="P39"><text:span text:style-name="T4">Fecha de entrega: </text:span><text:span text:style-name="T5">11/05/2017</text:span></text:p>
          </table:table-cell>
        </table:table-row>
      </table:table>
      <text:list xml:id="list3084099355872229250" text:style-name="WW8Num8">
        <text:list-header>
          <text:p text:style-name="P57"><text:span text:style-name="Fuente_20_de_20_párrafo_20_predeter."><text:span text:style-name="T46">Ejercicios basados en los ejemplos del seminario práctico</text:span></text:span></text:p>
        </text:list-header>
      </text:list>
      <text:p text:style-name="P27"><text:span text:style-name="Fuente_20_de_20_párrafo_20_predeter."><text:span text:style-name="T24">1.</text:span></text:span><text:span text:style-name="Fuente_20_de_20_párrafo_20_predeter."><text:span text:style-name="T7"> Usar la cláusula </text:span></text:span><text:span text:style-name="codigo"><text:span text:style-name="T12">num_threads(x)</text:span></text:span><text:span text:style-name="Fuente_20_de_20_párrafo_20_predeter."><text:span text:style-name="T8"> </text:span></text:span><text:span text:style-name="Fuente_20_de_20_párrafo_20_predeter."><text:span text:style-name="T7">en el ejemplo del seminario </text:span></text:span><text:span text:style-name="codigo">if_clause.c</text:span><text:span text:style-name="Fuente_20_de_20_párrafo_20_predeter."><text:span text:style-name="T7">, y añadir un parámetro de entrada al programa que fije el valor</text:span></text:span><text:span text:style-name="codigo"><text:span text:style-name="T13"> </text:span></text:span><text:span text:style-name="codigo">x</text:span><text:span text:style-name="codigo"><text:span text:style-name="T13"> </text:span></text:span><text:span text:style-name="Fuente_20_de_20_párrafo_20_predeter."><text:span text:style-name="T7">que se va a usar en la cláusula. Incorporar en el cuaderno de trabajo de esta práctica volcados de pantalla con ejemplos de ejecución que ilustren la funcionalidad de esta cláusula y </text:span></text:span>explicar<text:span text:style-name="Fuente_20_de_20_párrafo_20_predeter."><text:span text:style-name="T7"> por qué lo ilustran.</text:span></text:span></text:p>
      <text:p text:style-name="P16"/>
      <text:p text:style-name="P18"><text:span text:style-name="Fuente_20_de_20_párrafo_20_predeter."><text:span text:style-name="T9">CÓDIGO FUENTE</text:span></text:span><text:span text:style-name="Fuente_20_de_20_párrafo_20_predeter."><text:span text:style-name="T7">: </text:span></text:span><text:span text:style-name="codigo">if-clauseModificado.c</text:span></text:p>
      <table:table table:name="Tabla2" table:style-name="Tabla2">
        <table:table-column table:style-name="Tabla2.A"/>
        <table:table-row>
          <table:table-cell table:style-name="Tabla2.A1" office:value-type="string">
            <text:p text:style-name="P25">#include &lt;stdio.h&gt;</text:p>
            <text:p text:style-name="P25">#include &lt;stdlib.h&gt;</text:p>
            <text:p text:style-name="P25">#include &lt;omp.h&gt;</text:p>
            <text:p text:style-name="P25"/>
            <text:p text:style-name="P25">int main(int argc, char ** argv)</text:p>
            <text:p text:style-name="P25">{</text:p>
            <text:p text:style-name="CodigoListado"><text:span text:style-name="Fuente_20_de_20_párrafo_20_predeter."><text:span text:style-name="T14">…</text:span></text:span></text:p>
            <text:p text:style-name="CodigoListado">}<text:span text:style-name="Fuente_20_de_20_párrafo_20_predeter."><text:span text:style-name="T16"> </text:span></text:span></text:p>
          </table:table-cell>
        </table:table-row>
      </table:table>
      <text:p text:style-name="P17">CAPTURAS DE PANTALLA: </text:p>
      <text:p text:style-name="P17"/>
      <text:p text:style-name="P18"><text:span text:style-name="Fuente_20_de_20_párrafo_20_predeter."><text:span text:style-name="T9">RESPUESTA</text:span></text:span><text:span text:style-name="Fuente_20_de_20_párrafo_20_predeter."><text:span text:style-name="T7">: </text:span></text:span></text:p>
      <text:p text:style-name="P46">sssss</text:p>
      <text:p text:style-name="P16"/>
      <text:p text:style-name="P16"/>
      <text:p text:style-name="P27"><text:span text:style-name="Fuente_20_de_20_párrafo_20_predeter."><text:span text:style-name="T25">2. </text:span></text:span><text:span text:style-name="Fuente_20_de_20_párrafo_20_predeter."><text:span text:style-name="T9">(a)</text:span></text:span><text:span text:style-name="Fuente_20_de_20_párrafo_20_predeter."><text:span text:style-name="T7"> Rellenar la Tabla 1 (se debe poner en la tabla el id del </text:span></text:span><text:span text:style-name="Fuente_20_de_20_párrafo_20_predeter."><text:span text:style-name="T10">thread</text:span></text:span><text:span text:style-name="Fuente_20_de_20_párrafo_20_predeter."><text:span text:style-name="T7"> que ejecuta cada iteración) ejecutando los ejemplos del seminario </text:span></text:span><text:span text:style-name="codigo">schedule-clause.c</text:span><text:span text:style-name="Fuente_20_de_20_párrafo_20_predeter."><text:span text:style-name="T7">, </text:span></text:span><text:span text:style-name="codigo">scheduled-clause.c</text:span><text:span text:style-name="Fuente_20_de_20_párrafo_20_predeter."><text:span text:style-name="T7"> y </text:span></text:span><text:span text:style-name="codigo">scheduleg-clause.c</text:span><text:span text:style-name="Fuente_20_de_20_párrafo_20_predeter."><text:span text:style-name="T7"> con dos </text:span></text:span><text:span text:style-name="Fuente_20_de_20_párrafo_20_predeter."><text:span text:style-name="T10">threads</text:span></text:span><text:span text:style-name="Fuente_20_de_20_párrafo_20_predeter."><text:span text:style-name="T7"> (0,1) y unas entradas de:</text:span></text:span></text:p>
      <text:list xml:id="list2349558769709390788" text:style-name="L1">
        <text:list-item>
          <text:list>
            <text:list-item>
              <text:p text:style-name="P51">iteraciones: 16 (0,…15)</text:p>
            </text:list-item>
            <text:list-item>
              <text:p text:style-name="P51">chunck= 1, 2 y 4</text:p>
            </text:list-item>
          </text:list>
        </text:list-item>
      </text:list>
      <text:p text:style-name="P32"/>
      <table:table table:name="Tabla3" table:style-name="Tabla3">
        <table:table-column table:style-name="Tabla3.A"/>
        <table:table-row>
          <table:table-cell table:style-name="Tabla3.A1" office:value-type="string">
            <text:list xml:id="list5212579156700874831" text:style-name="LFO7">
              <text:list-item>
                <text:p text:style-name="Table"><text:bookmark-start text:name="__RefNumPara__1478_1767015293"/><text:span text:style-name="Fuente_20_de_20_párrafo_20_predeter."><text:span text:style-name="T18"><text:s/></text:span></text:span><text:s/><text:bookmark-start text:name="_Ref347382958"/>Tabla schedule. En la segunda fila, 1, 2 4 representan el tamaño del chunk (consulte seminario)<text:bookmark-end text:name="__RefNumPara__1478_1767015293"/><text:bookmark-end text:name="_Ref347382958"/></text:p>
              </text:list-item>
            </text:list>
          </table:table-cell>
        </table:table-row>
        <table:table-row>
          <table:table-cell table:style-name="Tabla3.A1" office:value-type="string">
            <text:p text:style-name="P12"/>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3"><text:span text:style-name="Fuente_20_de_20_párrafo_20_predeter."><text:span text:style-name="T28">Iteración</text:span></text:span></text:p>
          </table:table-cell>
          <table:table-cell table:style-name="Tabla14.B1" table:number-columns-spanned="3" office:value-type="string">
            <text:p text:style-name="P13"><text:span text:style-name="Fuente_20_de_20_párrafo_20_predeter."><text:span text:style-name="T28">schedule-clause.c</text:span></text:span></text:p>
          </table:table-cell>
          <table:covered-table-cell/>
          <table:covered-table-cell/>
          <table:table-cell table:style-name="Tabla14.B1" table:number-columns-spanned="3" office:value-type="string">
            <text:p text:style-name="P13"><text:span text:style-name="Fuente_20_de_20_párrafo_20_predeter."><text:span text:style-name="T28">schedule-claused.c</text:span></text:span></text:p>
          </table:table-cell>
          <table:covered-table-cell/>
          <table:covered-table-cell/>
          <table:table-cell table:style-name="Tabla14.H1" table:number-columns-spanned="3" office:value-type="string">
            <text:p text:style-name="P13"><text:span text:style-name="Fuente_20_de_20_párrafo_20_predeter."><text:span text:style-name="T28">schedule-clauseg.c</text:span></text:span></text:p>
          </table:table-cell>
          <table:covered-table-cell/>
          <table:covered-table-cell/>
        </table:table-row>
        <table:table-row table:style-name="Tabla14.1">
          <table:covered-table-cell/>
          <table:table-cell table:style-name="Tabla14.B2" office:value-type="string">
            <text:p text:style-name="P13"><text:span text:style-name="Fuente_20_de_20_párrafo_20_predeter."><text:span text:style-name="T22">1</text:span></text:span></text:p>
          </table:table-cell>
          <table:table-cell table:style-name="Tabla14.J2" office:value-type="string">
            <text:p text:style-name="P13"><text:span text:style-name="Fuente_20_de_20_párrafo_20_predeter."><text:span text:style-name="T22">2</text:span></text:span></text:p>
          </table:table-cell>
          <table:table-cell table:style-name="Tabla14.G2" office:value-type="string">
            <text:p text:style-name="P13"><text:span text:style-name="Fuente_20_de_20_párrafo_20_predeter."><text:span text:style-name="T22">4</text:span></text:span></text:p>
          </table:table-cell>
          <table:table-cell table:style-name="Tabla14.E2" office:value-type="string">
            <text:p text:style-name="P13"><text:span text:style-name="Fuente_20_de_20_párrafo_20_predeter."><text:span text:style-name="T22">1</text:span></text:span></text:p>
          </table:table-cell>
          <table:table-cell table:style-name="Tabla14.J2" office:value-type="string">
            <text:p text:style-name="P13"><text:span text:style-name="Fuente_20_de_20_párrafo_20_predeter."><text:span text:style-name="T22">2</text:span></text:span></text:p>
          </table:table-cell>
          <table:table-cell table:style-name="Tabla14.G2" office:value-type="string">
            <text:p text:style-name="P13"><text:span text:style-name="Fuente_20_de_20_párrafo_20_predeter."><text:span text:style-name="T22">4</text:span></text:span></text:p>
          </table:table-cell>
          <table:table-cell table:style-name="Tabla14.H2" office:value-type="string">
            <text:p text:style-name="P13"><text:span text:style-name="Fuente_20_de_20_párrafo_20_predeter."><text:span text:style-name="T22">1</text:span></text:span></text:p>
          </table:table-cell>
          <table:table-cell table:style-name="Tabla14.I2" office:value-type="string">
            <text:p text:style-name="P13"><text:span text:style-name="Fuente_20_de_20_párrafo_20_predeter."><text:span text:style-name="T22">2</text:span></text:span></text:p>
          </table:table-cell>
          <table:table-cell table:style-name="Tabla14.J2" office:value-type="string">
            <text:p text:style-name="P13"><text:span text:style-name="Fuente_20_de_20_párrafo_20_predeter."><text:span text:style-name="T22">4</text:span></text:span></text:p>
          </table:table-cell>
        </table:table-row>
        <table:table-row table:style-name="Tabla14.1">
          <table:table-cell table:style-name="Tabla14.A3" office:value-type="string">
            <text:p text:style-name="P13"><text:span text:style-name="Fuente_20_de_20_párrafo_20_predeter."><text:span text:style-name="T28">0</text:span></text:span></text:p>
          </table:table-cell>
          <table:table-cell table:style-name="Tabla14.B17" office:value-type="string">
            <text:p text:style-name="P41">0</text:p>
          </table:table-cell>
          <table:table-cell table:style-name="Tabla14.C17" office:value-type="string">
            <text:p text:style-name="P41">0</text:p>
          </table:table-cell>
          <table:table-cell table:style-name="Tabla14.D17" office:value-type="string">
            <text:p text:style-name="P41">0</text:p>
          </table:table-cell>
          <table:table-cell table:style-name="Tabla14.E17" office:value-type="string">
            <text:p text:style-name="P42">0</text:p>
          </table:table-cell>
          <table:table-cell table:style-name="Tabla14.J17" office:value-type="string">
            <text:p text:style-name="P42">1</text:p>
          </table:table-cell>
          <table:table-cell table:style-name="Tabla14.G17" office:value-type="string">
            <text:p text:style-name="P42">0</text:p>
          </table:table-cell>
          <table:table-cell table:style-name="Tabla14.H17" office:value-type="string">
            <text:p text:style-name="P42">0</text:p>
          </table:table-cell>
          <table:table-cell table:style-name="Tabla14.I17" office:value-type="string">
            <text:p text:style-name="P42">0</text:p>
          </table:table-cell>
          <table:table-cell table:style-name="Tabla14.J17" office:value-type="string">
            <text:p text:style-name="P42">0</text:p>
          </table:table-cell>
        </table:table-row>
        <table:table-row table:style-name="Tabla14.1">
          <table:table-cell table:style-name="Tabla14.A17" office:value-type="string">
            <text:p text:style-name="P13"><text:span text:style-name="Fuente_20_de_20_párrafo_20_predeter."><text:span text:style-name="T28">1</text:span></text:span></text:p>
          </table:table-cell>
          <table:table-cell table:style-name="Tabla14.B17" office:value-type="string">
            <text:p text:style-name="P41">1</text:p>
          </table:table-cell>
          <table:table-cell table:style-name="Tabla14.J17" office:value-type="string">
            <text:p text:style-name="P41">0</text:p>
          </table:table-cell>
          <table:table-cell table:style-name="Tabla14.D17" office:value-type="string">
            <text:p text:style-name="P41">0</text:p>
          </table:table-cell>
          <table:table-cell table:style-name="Tabla14.E16" office:value-type="string">
            <text:p text:style-name="P42">1</text:p>
          </table:table-cell>
          <table:table-cell table:style-name="Tabla14.J17" office:value-type="string">
            <text:p text:style-name="P42">1</text:p>
          </table:table-cell>
          <table:table-cell table:style-name="Tabla14.D17" office:value-type="string">
            <text:p text:style-name="P42">0</text:p>
          </table:table-cell>
          <table:table-cell table:style-name="Tabla14.H17" office:value-type="string">
            <text:p text:style-name="P42">0</text:p>
          </table:table-cell>
          <table:table-cell table:style-name="Tabla14.I16" office:value-type="string">
            <text:p text:style-name="P42">0</text:p>
          </table:table-cell>
          <table:table-cell table:style-name="Tabla14.J17" office:value-type="string">
            <text:p text:style-name="P42">0</text:p>
          </table:table-cell>
        </table:table-row>
        <table:table-row table:style-name="Tabla14.1">
          <table:table-cell table:style-name="Tabla14.A17" office:value-type="string">
            <text:p text:style-name="P13"><text:span text:style-name="Fuente_20_de_20_párrafo_20_predeter."><text:span text:style-name="T28">2</text:span></text:span></text:p>
          </table:table-cell>
          <table:table-cell table:style-name="Tabla14.B17" office:value-type="string">
            <text:p text:style-name="P41">0</text:p>
          </table:table-cell>
          <table:table-cell table:style-name="Tabla14.C17" office:value-type="string">
            <text:p text:style-name="P41">1</text:p>
          </table:table-cell>
          <table:table-cell table:style-name="Tabla14.D17" office:value-type="string">
            <text:p text:style-name="P41">0</text:p>
          </table:table-cell>
          <table:table-cell table:style-name="Tabla14.E17" office:value-type="string">
            <text:p text:style-name="P42">0</text:p>
          </table:table-cell>
          <table:table-cell table:style-name="Tabla14.J17" office:value-type="string">
            <text:p text:style-name="P42">0</text:p>
          </table:table-cell>
          <table:table-cell table:style-name="Tabla14.G17" office:value-type="string">
            <text:p text:style-name="P42">0</text:p>
          </table:table-cell>
          <table:table-cell table:style-name="Tabla14.H17" office:value-type="string">
            <text:p text:style-name="P42">0</text:p>
          </table:table-cell>
          <table:table-cell table:style-name="Tabla14.I17" office:value-type="string">
            <text:p text:style-name="P42">0</text:p>
          </table:table-cell>
          <table:table-cell table:style-name="Tabla14.J17" office:value-type="string">
            <text:p text:style-name="P42">0</text:p>
          </table:table-cell>
        </table:table-row>
        <table:table-row table:style-name="Tabla14.1">
          <table:table-cell table:style-name="Tabla14.A6" office:value-type="float" office:value="3">
            <text:p text:style-name="P13"><text:span text:style-name="Fuente_20_de_20_párrafo_20_predeter."><text:span text:style-name="T28">3</text:span></text:span></text:p>
          </table:table-cell>
          <table:table-cell table:style-name="Tabla14.B17" office:value-type="string">
            <text:p text:style-name="P41">1</text:p>
          </table:table-cell>
          <table:table-cell table:style-name="Tabla14.J17" office:value-type="string">
            <text:p text:style-name="P41">1</text:p>
          </table:table-cell>
          <table:table-cell table:style-name="Tabla14.D17" office:value-type="string">
            <text:p text:style-name="P41">0</text:p>
          </table:table-cell>
          <table:table-cell table:style-name="Tabla14.E16" office:value-type="string">
            <text:p text:style-name="P42">0</text:p>
          </table:table-cell>
          <table:table-cell table:style-name="Tabla14.J17" office:value-type="string">
            <text:p text:style-name="P42">0</text:p>
          </table:table-cell>
          <table:table-cell table:style-name="Tabla14.D17" office:value-type="string">
            <text:p text:style-name="P42">0</text:p>
          </table:table-cell>
          <table:table-cell table:style-name="Tabla14.H17" office:value-type="string">
            <text:p text:style-name="P42">0</text:p>
          </table:table-cell>
          <table:table-cell table:style-name="Tabla14.I16" office:value-type="string">
            <text:p text:style-name="P42">0</text:p>
          </table:table-cell>
          <table:table-cell table:style-name="Tabla14.J17" office:value-type="string">
            <text:p text:style-name="P42">0</text:p>
          </table:table-cell>
        </table:table-row>
        <table:table-row table:style-name="Tabla14.1">
          <table:table-cell table:style-name="Tabla14.A7" office:value-type="float" office:value="4">
            <text:p text:style-name="P13"><text:span text:style-name="Fuente_20_de_20_párrafo_20_predeter."><text:span text:style-name="T28">4</text:span></text:span></text:p>
          </table:table-cell>
          <table:table-cell table:style-name="Tabla14.B17" office:value-type="string">
            <text:p text:style-name="P41">0</text:p>
          </table:table-cell>
          <table:table-cell table:style-name="Tabla14.C17" office:value-type="string">
            <text:p text:style-name="P41">0</text:p>
          </table:table-cell>
          <table:table-cell table:style-name="Tabla14.D17" office:value-type="string">
            <text:p text:style-name="P41">1</text:p>
          </table:table-cell>
          <table:table-cell table:style-name="Tabla14.E17" office:value-type="string">
            <text:p text:style-name="P42">0</text:p>
          </table:table-cell>
          <table:table-cell table:style-name="Tabla14.J17" office:value-type="string">
            <text:p text:style-name="P42">0</text:p>
          </table:table-cell>
          <table:table-cell table:style-name="Tabla14.G17" office:value-type="string">
            <text:p text:style-name="P42">1</text:p>
          </table:table-cell>
          <table:table-cell table:style-name="Tabla14.H17" office:value-type="string">
            <text:p text:style-name="P42">0</text:p>
          </table:table-cell>
          <table:table-cell table:style-name="Tabla14.I17" office:value-type="string">
            <text:p text:style-name="P42">0</text:p>
          </table:table-cell>
          <table:table-cell table:style-name="Tabla14.J17" office:value-type="string">
            <text:p text:style-name="P42">0</text:p>
          </table:table-cell>
        </table:table-row>
        <text:soft-page-break/>
        <table:table-row table:style-name="Tabla14.1">
          <table:table-cell table:style-name="Tabla14.A17" office:value-type="string">
            <text:p text:style-name="P13"><text:span text:style-name="Fuente_20_de_20_párrafo_20_predeter."><text:span text:style-name="T28">5</text:span></text:span></text:p>
          </table:table-cell>
          <table:table-cell table:style-name="Tabla14.B17" office:value-type="string">
            <text:p text:style-name="P41">1</text:p>
          </table:table-cell>
          <table:table-cell table:style-name="Tabla14.J17" office:value-type="string">
            <text:p text:style-name="P41">0</text:p>
          </table:table-cell>
          <table:table-cell table:style-name="Tabla14.D17" office:value-type="string">
            <text:p text:style-name="P41">1</text:p>
          </table:table-cell>
          <table:table-cell table:style-name="Tabla14.E16" office:value-type="string">
            <text:p text:style-name="P42">0</text:p>
          </table:table-cell>
          <table:table-cell table:style-name="Tabla14.J17" office:value-type="string">
            <text:p text:style-name="P42">0</text:p>
          </table:table-cell>
          <table:table-cell table:style-name="Tabla14.D17" office:value-type="string">
            <text:p text:style-name="P42">1</text:p>
          </table:table-cell>
          <table:table-cell table:style-name="Tabla14.H17" office:value-type="string">
            <text:p text:style-name="P42">0</text:p>
          </table:table-cell>
          <table:table-cell table:style-name="Tabla14.I16" office:value-type="string">
            <text:p text:style-name="P42">0</text:p>
          </table:table-cell>
          <table:table-cell table:style-name="Tabla14.J17" office:value-type="string">
            <text:p text:style-name="P42">0</text:p>
          </table:table-cell>
        </table:table-row>
        <table:table-row table:style-name="Tabla14.1">
          <table:table-cell table:style-name="Tabla14.A17" office:value-type="string">
            <text:p text:style-name="P13"><text:span text:style-name="Fuente_20_de_20_párrafo_20_predeter."><text:span text:style-name="T28">6</text:span></text:span></text:p>
          </table:table-cell>
          <table:table-cell table:style-name="Tabla14.B17" office:value-type="string">
            <text:p text:style-name="P41">0</text:p>
          </table:table-cell>
          <table:table-cell table:style-name="Tabla14.C17" office:value-type="string">
            <text:p text:style-name="P41">1</text:p>
          </table:table-cell>
          <table:table-cell table:style-name="Tabla14.D17" office:value-type="string">
            <text:p text:style-name="P41">1</text:p>
          </table:table-cell>
          <table:table-cell table:style-name="Tabla14.E17" office:value-type="string">
            <text:p text:style-name="P42">0</text:p>
          </table:table-cell>
          <table:table-cell table:style-name="Tabla14.J17" office:value-type="string">
            <text:p text:style-name="P42">1</text:p>
          </table:table-cell>
          <table:table-cell table:style-name="Tabla14.G17" office:value-type="string">
            <text:p text:style-name="P42">1</text:p>
          </table:table-cell>
          <table:table-cell table:style-name="Tabla14.H17" office:value-type="string">
            <text:p text:style-name="P42">0</text:p>
          </table:table-cell>
          <table:table-cell table:style-name="Tabla14.I17" office:value-type="string">
            <text:p text:style-name="P42">0</text:p>
          </table:table-cell>
          <table:table-cell table:style-name="Tabla14.J17" office:value-type="string">
            <text:p text:style-name="P42">0</text:p>
          </table:table-cell>
        </table:table-row>
        <table:table-row table:style-name="Tabla14.1">
          <table:table-cell table:style-name="Tabla14.A17" office:value-type="string">
            <text:p text:style-name="P13"><text:span text:style-name="Fuente_20_de_20_párrafo_20_predeter."><text:span text:style-name="T28">7</text:span></text:span></text:p>
          </table:table-cell>
          <table:table-cell table:style-name="Tabla14.B17" office:value-type="string">
            <text:p text:style-name="P41">1</text:p>
          </table:table-cell>
          <table:table-cell table:style-name="Tabla14.J17" office:value-type="string">
            <text:p text:style-name="P41">1</text:p>
          </table:table-cell>
          <table:table-cell table:style-name="Tabla14.D17" office:value-type="string">
            <text:p text:style-name="P41">1</text:p>
          </table:table-cell>
          <table:table-cell table:style-name="Tabla14.E16" office:value-type="string">
            <text:p text:style-name="P42">0</text:p>
          </table:table-cell>
          <table:table-cell table:style-name="Tabla14.J17" office:value-type="string">
            <text:p text:style-name="P42">1</text:p>
          </table:table-cell>
          <table:table-cell table:style-name="Tabla14.D17" office:value-type="string">
            <text:p text:style-name="P42">1</text:p>
          </table:table-cell>
          <table:table-cell table:style-name="Tabla14.H17" office:value-type="string">
            <text:p text:style-name="P42">0</text:p>
          </table:table-cell>
          <table:table-cell table:style-name="Tabla14.I16" office:value-type="string">
            <text:p text:style-name="P42">0</text:p>
          </table:table-cell>
          <table:table-cell table:style-name="Tabla14.J17" office:value-type="string">
            <text:p text:style-name="P42">0</text:p>
          </table:table-cell>
        </table:table-row>
        <table:table-row table:style-name="Tabla14.1">
          <table:table-cell table:style-name="Tabla14.A17" office:value-type="string">
            <text:p text:style-name="P13"><text:span text:style-name="Fuente_20_de_20_párrafo_20_predeter."><text:span text:style-name="T28">8</text:span></text:span></text:p>
          </table:table-cell>
          <table:table-cell table:style-name="Tabla14.B17" office:value-type="string">
            <text:p text:style-name="P41">0</text:p>
          </table:table-cell>
          <table:table-cell table:style-name="Tabla14.C17" office:value-type="string">
            <text:p text:style-name="P41">0</text:p>
          </table:table-cell>
          <table:table-cell table:style-name="Tabla14.D17" office:value-type="string">
            <text:p text:style-name="P41">0</text:p>
          </table:table-cell>
          <table:table-cell table:style-name="Tabla14.E17" office:value-type="string">
            <text:p text:style-name="P42">0</text:p>
          </table:table-cell>
          <table:table-cell table:style-name="Tabla14.J17" office:value-type="string">
            <text:p text:style-name="P42">1</text:p>
          </table:table-cell>
          <table:table-cell table:style-name="Tabla14.G17" office:value-type="string">
            <text:p text:style-name="P42">0</text:p>
          </table:table-cell>
          <table:table-cell table:style-name="Tabla14.H17" office:value-type="string">
            <text:p text:style-name="P42">1</text:p>
          </table:table-cell>
          <table:table-cell table:style-name="Tabla14.I17" office:value-type="string">
            <text:p text:style-name="P42">1</text:p>
          </table:table-cell>
          <table:table-cell table:style-name="Tabla14.J17" office:value-type="string">
            <text:p text:style-name="P42">1</text:p>
          </table:table-cell>
        </table:table-row>
        <table:table-row table:style-name="Tabla14.1">
          <table:table-cell table:style-name="Tabla14.A17" office:value-type="string">
            <text:p text:style-name="P13"><text:span text:style-name="Fuente_20_de_20_párrafo_20_predeter."><text:span text:style-name="T28">9</text:span></text:span></text:p>
          </table:table-cell>
          <table:table-cell table:style-name="Tabla14.B17" office:value-type="string">
            <text:p text:style-name="P41">1</text:p>
          </table:table-cell>
          <table:table-cell table:style-name="Tabla14.J17" office:value-type="string">
            <text:p text:style-name="P41">0</text:p>
          </table:table-cell>
          <table:table-cell table:style-name="Tabla14.D17" office:value-type="string">
            <text:p text:style-name="P41">0</text:p>
          </table:table-cell>
          <table:table-cell table:style-name="Tabla14.E16" office:value-type="string">
            <text:p text:style-name="P42">0</text:p>
          </table:table-cell>
          <table:table-cell table:style-name="Tabla14.J17" office:value-type="string">
            <text:p text:style-name="P42">1</text:p>
          </table:table-cell>
          <table:table-cell table:style-name="Tabla14.D17" office:value-type="string">
            <text:p text:style-name="P42">0</text:p>
          </table:table-cell>
          <table:table-cell table:style-name="Tabla14.H17" office:value-type="string">
            <text:p text:style-name="P42">1</text:p>
          </table:table-cell>
          <table:table-cell table:style-name="Tabla14.I16" office:value-type="string">
            <text:p text:style-name="P42">1</text:p>
          </table:table-cell>
          <table:table-cell table:style-name="Tabla14.J17" office:value-type="string">
            <text:p text:style-name="P42">1</text:p>
          </table:table-cell>
        </table:table-row>
        <table:table-row table:style-name="Tabla14.1">
          <table:table-cell table:style-name="Tabla14.A17" office:value-type="string">
            <text:p text:style-name="P13"><text:span text:style-name="Fuente_20_de_20_párrafo_20_predeter."><text:span text:style-name="T28">10</text:span></text:span></text:p>
          </table:table-cell>
          <table:table-cell table:style-name="Tabla14.B17" office:value-type="string">
            <text:p text:style-name="P41">0</text:p>
          </table:table-cell>
          <table:table-cell table:style-name="Tabla14.C17" office:value-type="string">
            <text:p text:style-name="P41">1</text:p>
          </table:table-cell>
          <table:table-cell table:style-name="Tabla14.D17" office:value-type="string">
            <text:p text:style-name="P41">0</text:p>
          </table:table-cell>
          <table:table-cell table:style-name="Tabla14.E17" office:value-type="string">
            <text:p text:style-name="P42">0</text:p>
          </table:table-cell>
          <table:table-cell table:style-name="Tabla14.J17" office:value-type="string">
            <text:p text:style-name="P42">1</text:p>
          </table:table-cell>
          <table:table-cell table:style-name="Tabla14.G17" office:value-type="string">
            <text:p text:style-name="P42">0</text:p>
          </table:table-cell>
          <table:table-cell table:style-name="Tabla14.H17" office:value-type="string">
            <text:p text:style-name="P42">1</text:p>
          </table:table-cell>
          <table:table-cell table:style-name="Tabla14.I17" office:value-type="string">
            <text:p text:style-name="P42">1</text:p>
          </table:table-cell>
          <table:table-cell table:style-name="Tabla14.J17" office:value-type="string">
            <text:p text:style-name="P42">1</text:p>
          </table:table-cell>
        </table:table-row>
        <table:table-row table:style-name="Tabla14.1">
          <table:table-cell table:style-name="Tabla14.A17" office:value-type="string">
            <text:p text:style-name="P13"><text:span text:style-name="Fuente_20_de_20_párrafo_20_predeter."><text:span text:style-name="T28">11</text:span></text:span></text:p>
          </table:table-cell>
          <table:table-cell table:style-name="Tabla14.B17" office:value-type="string">
            <text:p text:style-name="P41">1</text:p>
          </table:table-cell>
          <table:table-cell table:style-name="Tabla14.J17" office:value-type="string">
            <text:p text:style-name="P41">1</text:p>
          </table:table-cell>
          <table:table-cell table:style-name="Tabla14.D17" office:value-type="string">
            <text:p text:style-name="P41">0</text:p>
          </table:table-cell>
          <table:table-cell table:style-name="Tabla14.E16" office:value-type="string">
            <text:p text:style-name="P42">0</text:p>
          </table:table-cell>
          <table:table-cell table:style-name="Tabla14.J17" office:value-type="string">
            <text:p text:style-name="P42">1</text:p>
          </table:table-cell>
          <table:table-cell table:style-name="Tabla14.D17" office:value-type="string">
            <text:p text:style-name="P42">0</text:p>
          </table:table-cell>
          <table:table-cell table:style-name="Tabla14.H17" office:value-type="string">
            <text:p text:style-name="P42">1</text:p>
          </table:table-cell>
          <table:table-cell table:style-name="Tabla14.I16" office:value-type="string">
            <text:p text:style-name="P42">1</text:p>
          </table:table-cell>
          <table:table-cell table:style-name="Tabla14.J17" office:value-type="string">
            <text:p text:style-name="P42">1</text:p>
          </table:table-cell>
        </table:table-row>
        <table:table-row table:style-name="Tabla14.1">
          <table:table-cell table:style-name="Tabla14.A17" office:value-type="string">
            <text:p text:style-name="P13"><text:span text:style-name="Fuente_20_de_20_párrafo_20_predeter."><text:span text:style-name="T28">12</text:span></text:span></text:p>
          </table:table-cell>
          <table:table-cell table:style-name="Tabla14.B17" office:value-type="string">
            <text:p text:style-name="P41">0</text:p>
          </table:table-cell>
          <table:table-cell table:style-name="Tabla14.C17" office:value-type="string">
            <text:p text:style-name="P41">0</text:p>
          </table:table-cell>
          <table:table-cell table:style-name="Tabla14.D17" office:value-type="string">
            <text:p text:style-name="P41">1</text:p>
          </table:table-cell>
          <table:table-cell table:style-name="Tabla14.E17" office:value-type="string">
            <text:p text:style-name="P42">0</text:p>
          </table:table-cell>
          <table:table-cell table:style-name="Tabla14.J17" office:value-type="string">
            <text:p text:style-name="P42">1</text:p>
          </table:table-cell>
          <table:table-cell table:style-name="Tabla14.G17" office:value-type="string">
            <text:p text:style-name="P42">0</text:p>
          </table:table-cell>
          <table:table-cell table:style-name="Tabla14.H17" office:value-type="string">
            <text:p text:style-name="P42">1</text:p>
          </table:table-cell>
          <table:table-cell table:style-name="Tabla14.I17" office:value-type="string">
            <text:p text:style-name="P42">0</text:p>
          </table:table-cell>
          <table:table-cell table:style-name="Tabla14.J17" office:value-type="string">
            <text:p text:style-name="P42">0</text:p>
          </table:table-cell>
        </table:table-row>
        <table:table-row table:style-name="Tabla14.1">
          <table:table-cell table:style-name="Tabla14.A17" office:value-type="string">
            <text:p text:style-name="P13"><text:span text:style-name="Fuente_20_de_20_párrafo_20_predeter."><text:span text:style-name="T28">13</text:span></text:span></text:p>
          </table:table-cell>
          <table:table-cell table:style-name="Tabla14.B17" office:value-type="string">
            <text:p text:style-name="P41">1</text:p>
          </table:table-cell>
          <table:table-cell table:style-name="Tabla14.J17" office:value-type="string">
            <text:p text:style-name="P41">0</text:p>
          </table:table-cell>
          <table:table-cell table:style-name="Tabla14.D17" office:value-type="string">
            <text:p text:style-name="P41">1</text:p>
          </table:table-cell>
          <table:table-cell table:style-name="Tabla14.E16" office:value-type="string">
            <text:p text:style-name="P42">0</text:p>
          </table:table-cell>
          <table:table-cell table:style-name="Tabla14.J17" office:value-type="string">
            <text:p text:style-name="P42">1</text:p>
          </table:table-cell>
          <table:table-cell table:style-name="Tabla14.D17" office:value-type="string">
            <text:p text:style-name="P42">0</text:p>
          </table:table-cell>
          <table:table-cell table:style-name="Tabla14.H17" office:value-type="string">
            <text:p text:style-name="P42">1</text:p>
          </table:table-cell>
          <table:table-cell table:style-name="Tabla14.I16" office:value-type="string">
            <text:p text:style-name="P42">0</text:p>
          </table:table-cell>
          <table:table-cell table:style-name="Tabla14.J17" office:value-type="string">
            <text:p text:style-name="P42">0</text:p>
          </table:table-cell>
        </table:table-row>
        <table:table-row table:style-name="Tabla14.1">
          <table:table-cell table:style-name="Tabla14.A17" office:value-type="string">
            <text:p text:style-name="P13"><text:span text:style-name="Fuente_20_de_20_párrafo_20_predeter."><text:span text:style-name="T28">14</text:span></text:span></text:p>
          </table:table-cell>
          <table:table-cell table:style-name="Tabla14.B17" office:value-type="string">
            <text:p text:style-name="P41">0</text:p>
          </table:table-cell>
          <table:table-cell table:style-name="Tabla14.C17" office:value-type="string">
            <text:p text:style-name="P41">1</text:p>
          </table:table-cell>
          <table:table-cell table:style-name="Tabla14.D17" office:value-type="string">
            <text:p text:style-name="P41">1</text:p>
          </table:table-cell>
          <table:table-cell table:style-name="Tabla14.E17" office:value-type="string">
            <text:p text:style-name="P42">0</text:p>
          </table:table-cell>
          <table:table-cell table:style-name="Tabla14.J17" office:value-type="string">
            <text:p text:style-name="P42">1</text:p>
          </table:table-cell>
          <table:table-cell table:style-name="Tabla14.G17" office:value-type="string">
            <text:p text:style-name="P42">0</text:p>
          </table:table-cell>
          <table:table-cell table:style-name="Tabla14.H17" office:value-type="string">
            <text:p text:style-name="P42">0</text:p>
          </table:table-cell>
          <table:table-cell table:style-name="Tabla14.I17" office:value-type="string">
            <text:p text:style-name="P42">0</text:p>
          </table:table-cell>
          <table:table-cell table:style-name="Tabla14.J17" office:value-type="string">
            <text:p text:style-name="P42">0</text:p>
          </table:table-cell>
        </table:table-row>
        <table:table-row table:style-name="Tabla14.1">
          <table:table-cell table:style-name="Tabla14.A18" office:value-type="string">
            <text:p text:style-name="P13"><text:span text:style-name="Fuente_20_de_20_párrafo_20_predeter."><text:span text:style-name="T28">15</text:span></text:span></text:p>
          </table:table-cell>
          <table:table-cell table:style-name="Tabla14.B18" office:value-type="string">
            <text:p text:style-name="P41">1</text:p>
          </table:table-cell>
          <table:table-cell table:style-name="Tabla14.C18" office:value-type="string">
            <text:p text:style-name="P41">1</text:p>
          </table:table-cell>
          <table:table-cell table:style-name="Tabla14.D18" office:value-type="string">
            <text:p text:style-name="P41">1</text:p>
          </table:table-cell>
          <table:table-cell table:style-name="Tabla14.E18" office:value-type="string">
            <text:p text:style-name="P42">0</text:p>
          </table:table-cell>
          <table:table-cell table:style-name="Tabla14.J18" office:value-type="string">
            <text:p text:style-name="P42">1</text:p>
          </table:table-cell>
          <table:table-cell table:style-name="Tabla14.G18" office:value-type="string">
            <text:p text:style-name="P42">0</text:p>
          </table:table-cell>
          <table:table-cell table:style-name="Tabla14.H18" office:value-type="string">
            <text:p text:style-name="P42">0</text:p>
          </table:table-cell>
          <table:table-cell table:style-name="Tabla14.I18" office:value-type="string">
            <text:p text:style-name="P42">0</text:p>
          </table:table-cell>
          <table:table-cell table:style-name="Tabla14.J18" office:value-type="string">
            <text:p text:style-name="P42">0</text:p>
          </table:table-cell>
        </table:table-row>
      </table:table>
      <text:p text:style-name="P38"/>
      <text:p text:style-name="Normal"><text:span text:style-name="Fuente_20_de_20_párrafo_20_predeter."><text:span text:style-name="T9">(b)</text:span></text:span><text:span text:style-name="Fuente_20_de_20_párrafo_20_predeter."><text:span text:style-name="T7"> Rellenar otra tabla como la de la figura pero esta vez usando cuatro </text:span></text:span><text:span text:style-name="Fuente_20_de_20_párrafo_20_predeter."><text:span text:style-name="T10">threads</text:span></text:span><text:span text:style-name="Fuente_20_de_20_párrafo_20_predeter."><text:span text:style-name="T7"> (0,1,2,3).</text:span></text:span></text:p>
      <table:table table:name="Tabla4" table:style-name="Tabla4">
        <table:table-column table:style-name="Tabla4.A"/>
        <table:table-row>
          <table:table-cell table:style-name="Tabla4.A1" office:value-type="string">
            <text:list xml:id="list171427383432182" text:continue-numbering="true" text:style-name="LFO7">
              <text:list-item>
                <text:p text:style-name="Table"><text:span text:style-name="Fuente_20_de_20_párrafo_20_predeter."><text:span text:style-name="T18"><text:s/></text:span></text:span><text:s/>Tabla schedule. En la segunda fila, 1, 2 4 representan el tamaño del chunk (consulte seminario)</text:p>
              </text:list-item>
            </text:list>
          </table:table-cell>
        </table:table-row>
        <table:table-row>
          <table:table-cell table:style-name="Tabla4.A1" office:value-type="string">
            <text:p text:style-name="P12"><text:span text:style-name="Fuente_20_de_20_párrafo_20_predeter."><text:span text:style-name="T15"/></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3"><text:span text:style-name="Fuente_20_de_20_párrafo_20_predeter."><text:span text:style-name="T28">Iteración</text:span></text:span></text:p>
          </table:table-cell>
          <table:table-cell table:style-name="Tabla15.B1" table:number-columns-spanned="3" office:value-type="string">
            <text:p text:style-name="P13"><text:span text:style-name="Fuente_20_de_20_párrafo_20_predeter."><text:span text:style-name="T28">schedule-clause.c</text:span></text:span></text:p>
          </table:table-cell>
          <table:covered-table-cell/>
          <table:covered-table-cell/>
          <table:table-cell table:style-name="Tabla15.B1" table:number-columns-spanned="3" office:value-type="string">
            <text:p text:style-name="P13"><text:span text:style-name="Fuente_20_de_20_párrafo_20_predeter."><text:span text:style-name="T28">schedule-claused.c</text:span></text:span></text:p>
          </table:table-cell>
          <table:covered-table-cell/>
          <table:covered-table-cell/>
          <table:table-cell table:style-name="Tabla15.H1" table:number-columns-spanned="3" office:value-type="string">
            <text:p text:style-name="P13"><text:span text:style-name="Fuente_20_de_20_párrafo_20_predeter."><text:span text:style-name="T28">schedule-clauseg.c</text:span></text:span></text:p>
          </table:table-cell>
          <table:covered-table-cell/>
          <table:covered-table-cell/>
        </table:table-row>
        <table:table-row table:style-name="Tabla15.1">
          <table:covered-table-cell/>
          <table:table-cell table:style-name="Tabla15.B2" office:value-type="string">
            <text:p text:style-name="P13"><text:span text:style-name="Fuente_20_de_20_párrafo_20_predeter."><text:span text:style-name="T22">1</text:span></text:span></text:p>
          </table:table-cell>
          <table:table-cell table:style-name="Tabla15.J2" office:value-type="string">
            <text:p text:style-name="P13"><text:span text:style-name="Fuente_20_de_20_párrafo_20_predeter."><text:span text:style-name="T22">2</text:span></text:span></text:p>
          </table:table-cell>
          <table:table-cell table:style-name="Tabla15.G2" office:value-type="string">
            <text:p text:style-name="P13"><text:span text:style-name="Fuente_20_de_20_párrafo_20_predeter."><text:span text:style-name="T22">4</text:span></text:span></text:p>
          </table:table-cell>
          <table:table-cell table:style-name="Tabla15.E2" office:value-type="string">
            <text:p text:style-name="P13"><text:span text:style-name="Fuente_20_de_20_párrafo_20_predeter."><text:span text:style-name="T22">1</text:span></text:span></text:p>
          </table:table-cell>
          <table:table-cell table:style-name="Tabla15.J2" office:value-type="string">
            <text:p text:style-name="P13"><text:span text:style-name="Fuente_20_de_20_párrafo_20_predeter."><text:span text:style-name="T22">2</text:span></text:span></text:p>
          </table:table-cell>
          <table:table-cell table:style-name="Tabla15.G2" office:value-type="string">
            <text:p text:style-name="P13"><text:span text:style-name="Fuente_20_de_20_párrafo_20_predeter."><text:span text:style-name="T22">4</text:span></text:span></text:p>
          </table:table-cell>
          <table:table-cell table:style-name="Tabla15.H2" office:value-type="string">
            <text:p text:style-name="P13"><text:span text:style-name="Fuente_20_de_20_párrafo_20_predeter."><text:span text:style-name="T22">1</text:span></text:span></text:p>
          </table:table-cell>
          <table:table-cell table:style-name="Tabla15.I2" office:value-type="string">
            <text:p text:style-name="P13"><text:span text:style-name="Fuente_20_de_20_párrafo_20_predeter."><text:span text:style-name="T22">2</text:span></text:span></text:p>
          </table:table-cell>
          <table:table-cell table:style-name="Tabla15.J2" office:value-type="string">
            <text:p text:style-name="P13"><text:span text:style-name="Fuente_20_de_20_párrafo_20_predeter."><text:span text:style-name="T22">4</text:span></text:span></text:p>
          </table:table-cell>
        </table:table-row>
        <table:table-row table:style-name="Tabla15.1">
          <table:table-cell table:style-name="Tabla15.A3" office:value-type="string">
            <text:p text:style-name="P13"><text:span text:style-name="Fuente_20_de_20_párrafo_20_predeter."><text:span text:style-name="T28">0</text:span></text:span></text:p>
          </table:table-cell>
          <table:table-cell table:style-name="Tabla15.B17" office:value-type="string">
            <text:p text:style-name="P42">0</text:p>
          </table:table-cell>
          <table:table-cell table:style-name="Tabla15.C17" office:value-type="string">
            <text:p text:style-name="P42">0</text:p>
          </table:table-cell>
          <table:table-cell table:style-name="Tabla15.D17" office:value-type="string">
            <text:p text:style-name="P43">0</text:p>
          </table:table-cell>
          <table:table-cell table:style-name="Tabla15.E17" office:value-type="string">
            <text:p text:style-name="P43">0</text:p>
          </table:table-cell>
          <table:table-cell table:style-name="Tabla15.J17" office:value-type="string">
            <text:p text:style-name="P43">0</text:p>
          </table:table-cell>
          <table:table-cell table:style-name="Tabla15.G17" office:value-type="string">
            <text:p text:style-name="P43">2</text:p>
          </table:table-cell>
          <table:table-cell table:style-name="Tabla15.H17" office:value-type="string">
            <text:p text:style-name="P43">0</text:p>
          </table:table-cell>
          <table:table-cell table:style-name="Tabla15.I17" office:value-type="string">
            <text:p text:style-name="P44">2</text:p>
          </table:table-cell>
          <table:table-cell table:style-name="Tabla15.J17" office:value-type="string">
            <text:p text:style-name="P44">2</text:p>
          </table:table-cell>
        </table:table-row>
        <table:table-row table:style-name="Tabla15.1">
          <table:table-cell table:style-name="Tabla15.A17" office:value-type="string">
            <text:p text:style-name="P13"><text:span text:style-name="Fuente_20_de_20_párrafo_20_predeter."><text:span text:style-name="T28">1</text:span></text:span></text:p>
          </table:table-cell>
          <table:table-cell table:style-name="Tabla15.B17" office:value-type="string">
            <text:p text:style-name="P42">1</text:p>
          </table:table-cell>
          <table:table-cell table:style-name="Tabla15.J17" office:value-type="string">
            <text:p text:style-name="P42">0</text:p>
          </table:table-cell>
          <table:table-cell table:style-name="Tabla15.D17" office:value-type="string">
            <text:p text:style-name="P43">0</text:p>
          </table:table-cell>
          <table:table-cell table:style-name="Tabla15.E16" office:value-type="string">
            <text:p text:style-name="P43">1</text:p>
          </table:table-cell>
          <table:table-cell table:style-name="Tabla15.J17" office:value-type="string">
            <text:p text:style-name="P43">0</text:p>
          </table:table-cell>
          <table:table-cell table:style-name="Tabla15.D17" office:value-type="string">
            <text:p text:style-name="P43">2</text:p>
          </table:table-cell>
          <table:table-cell table:style-name="Tabla15.H17" office:value-type="string">
            <text:p text:style-name="P43">0</text:p>
          </table:table-cell>
          <table:table-cell table:style-name="Tabla15.I16" office:value-type="string">
            <text:p text:style-name="P44">2</text:p>
          </table:table-cell>
          <table:table-cell table:style-name="Tabla15.J17" office:value-type="string">
            <text:p text:style-name="P44">2</text:p>
          </table:table-cell>
        </table:table-row>
        <table:table-row table:style-name="Tabla15.1">
          <table:table-cell table:style-name="Tabla15.A17" office:value-type="string">
            <text:p text:style-name="P13"><text:span text:style-name="Fuente_20_de_20_párrafo_20_predeter."><text:span text:style-name="T28">2</text:span></text:span></text:p>
          </table:table-cell>
          <table:table-cell table:style-name="Tabla15.B17" office:value-type="string">
            <text:p text:style-name="P42">2</text:p>
          </table:table-cell>
          <table:table-cell table:style-name="Tabla15.C17" office:value-type="string">
            <text:p text:style-name="P42">1</text:p>
          </table:table-cell>
          <table:table-cell table:style-name="Tabla15.D17" office:value-type="string">
            <text:p text:style-name="P43">0</text:p>
          </table:table-cell>
          <table:table-cell table:style-name="Tabla15.E17" office:value-type="string">
            <text:p text:style-name="P43">3</text:p>
          </table:table-cell>
          <table:table-cell table:style-name="Tabla15.J17" office:value-type="string">
            <text:p text:style-name="P43">2</text:p>
          </table:table-cell>
          <table:table-cell table:style-name="Tabla15.G17" office:value-type="string">
            <text:p text:style-name="P43">2</text:p>
          </table:table-cell>
          <table:table-cell table:style-name="Tabla15.H17" office:value-type="string">
            <text:p text:style-name="P43">0</text:p>
          </table:table-cell>
          <table:table-cell table:style-name="Tabla15.I17" office:value-type="string">
            <text:p text:style-name="P44">2</text:p>
          </table:table-cell>
          <table:table-cell table:style-name="Tabla15.J17" office:value-type="string">
            <text:p text:style-name="P44">2</text:p>
          </table:table-cell>
        </table:table-row>
        <table:table-row table:style-name="Tabla15.1">
          <table:table-cell table:style-name="Tabla15.A6" office:value-type="float" office:value="3">
            <text:p text:style-name="P13"><text:span text:style-name="Fuente_20_de_20_párrafo_20_predeter."><text:span text:style-name="T28">3</text:span></text:span></text:p>
          </table:table-cell>
          <table:table-cell table:style-name="Tabla15.B17" office:value-type="string">
            <text:p text:style-name="P42">3</text:p>
          </table:table-cell>
          <table:table-cell table:style-name="Tabla15.J17" office:value-type="string">
            <text:p text:style-name="P42">1</text:p>
          </table:table-cell>
          <table:table-cell table:style-name="Tabla15.D17" office:value-type="string">
            <text:p text:style-name="P43">0</text:p>
          </table:table-cell>
          <table:table-cell table:style-name="Tabla15.E16" office:value-type="string">
            <text:p text:style-name="P43">2</text:p>
          </table:table-cell>
          <table:table-cell table:style-name="Tabla15.J17" office:value-type="string">
            <text:p text:style-name="P43">2</text:p>
          </table:table-cell>
          <table:table-cell table:style-name="Tabla15.D17" office:value-type="string">
            <text:p text:style-name="P43">2</text:p>
          </table:table-cell>
          <table:table-cell table:style-name="Tabla15.H17" office:value-type="string">
            <text:p text:style-name="P43">0</text:p>
          </table:table-cell>
          <table:table-cell table:style-name="Tabla15.I16" office:value-type="string">
            <text:p text:style-name="P44">2</text:p>
          </table:table-cell>
          <table:table-cell table:style-name="Tabla15.J17" office:value-type="string">
            <text:p text:style-name="P44">2</text:p>
          </table:table-cell>
        </table:table-row>
        <table:table-row table:style-name="Tabla15.1">
          <table:table-cell table:style-name="Tabla15.A17" office:value-type="string">
            <text:p text:style-name="P13"><text:span text:style-name="Fuente_20_de_20_párrafo_20_predeter."><text:span text:style-name="T28">4</text:span></text:span></text:p>
          </table:table-cell>
          <table:table-cell table:style-name="Tabla15.B17" office:value-type="string">
            <text:p text:style-name="P42">0</text:p>
          </table:table-cell>
          <table:table-cell table:style-name="Tabla15.C17" office:value-type="string">
            <text:p text:style-name="P42">2</text:p>
          </table:table-cell>
          <table:table-cell table:style-name="Tabla15.D17" office:value-type="string">
            <text:p text:style-name="P43">1</text:p>
          </table:table-cell>
          <table:table-cell table:style-name="Tabla15.E17" office:value-type="string">
            <text:p text:style-name="P43">0</text:p>
          </table:table-cell>
          <table:table-cell table:style-name="Tabla15.J17" office:value-type="string">
            <text:p text:style-name="P43">1</text:p>
          </table:table-cell>
          <table:table-cell table:style-name="Tabla15.G17" office:value-type="string">
            <text:p text:style-name="P43">3</text:p>
          </table:table-cell>
          <table:table-cell table:style-name="Tabla15.H17" office:value-type="string">
            <text:p text:style-name="P43">1</text:p>
          </table:table-cell>
          <table:table-cell table:style-name="Tabla15.I17" office:value-type="string">
            <text:p text:style-name="P44">0</text:p>
          </table:table-cell>
          <table:table-cell table:style-name="Tabla15.J17" office:value-type="string">
            <text:p text:style-name="P44">0</text:p>
          </table:table-cell>
        </table:table-row>
        <table:table-row table:style-name="Tabla15.1">
          <table:table-cell table:style-name="Tabla15.A17" office:value-type="string">
            <text:p text:style-name="P13"><text:span text:style-name="Fuente_20_de_20_párrafo_20_predeter."><text:span text:style-name="T28">5</text:span></text:span></text:p>
          </table:table-cell>
          <table:table-cell table:style-name="Tabla15.B17" office:value-type="string">
            <text:p text:style-name="P42">1</text:p>
          </table:table-cell>
          <table:table-cell table:style-name="Tabla15.J17" office:value-type="string">
            <text:p text:style-name="P42">2</text:p>
          </table:table-cell>
          <table:table-cell table:style-name="Tabla15.D17" office:value-type="string">
            <text:p text:style-name="P43">1</text:p>
          </table:table-cell>
          <table:table-cell table:style-name="Tabla15.E16" office:value-type="string">
            <text:p text:style-name="P43">0</text:p>
          </table:table-cell>
          <table:table-cell table:style-name="Tabla15.J17" office:value-type="string">
            <text:p text:style-name="P43">1</text:p>
          </table:table-cell>
          <table:table-cell table:style-name="Tabla15.D17" office:value-type="string">
            <text:p text:style-name="P43">3</text:p>
          </table:table-cell>
          <table:table-cell table:style-name="Tabla15.H17" office:value-type="string">
            <text:p text:style-name="P43">1</text:p>
          </table:table-cell>
          <table:table-cell table:style-name="Tabla15.I16" office:value-type="string">
            <text:p text:style-name="P44">0</text:p>
          </table:table-cell>
          <table:table-cell table:style-name="Tabla15.J17" office:value-type="string">
            <text:p text:style-name="P44">0</text:p>
          </table:table-cell>
        </table:table-row>
        <table:table-row table:style-name="Tabla15.1">
          <table:table-cell table:style-name="Tabla15.A17" office:value-type="string">
            <text:p text:style-name="P13"><text:span text:style-name="Fuente_20_de_20_párrafo_20_predeter."><text:span text:style-name="T28">6</text:span></text:span></text:p>
          </table:table-cell>
          <table:table-cell table:style-name="Tabla15.B17" office:value-type="string">
            <text:p text:style-name="P42">2</text:p>
          </table:table-cell>
          <table:table-cell table:style-name="Tabla15.C17" office:value-type="string">
            <text:p text:style-name="P42">3</text:p>
          </table:table-cell>
          <table:table-cell table:style-name="Tabla15.D17" office:value-type="string">
            <text:p text:style-name="P43">1</text:p>
          </table:table-cell>
          <table:table-cell table:style-name="Tabla15.E17" office:value-type="string">
            <text:p text:style-name="P43">0</text:p>
          </table:table-cell>
          <table:table-cell table:style-name="Tabla15.J17" office:value-type="string">
            <text:p text:style-name="P43">3</text:p>
          </table:table-cell>
          <table:table-cell table:style-name="Tabla15.G17" office:value-type="string">
            <text:p text:style-name="P43">3</text:p>
          </table:table-cell>
          <table:table-cell table:style-name="Tabla15.H17" office:value-type="string">
            <text:p text:style-name="P43">1</text:p>
          </table:table-cell>
          <table:table-cell table:style-name="Tabla15.I17" office:value-type="string">
            <text:p text:style-name="P44">0</text:p>
          </table:table-cell>
          <table:table-cell table:style-name="Tabla15.J17" office:value-type="string">
            <text:p text:style-name="P44">0</text:p>
          </table:table-cell>
        </table:table-row>
        <table:table-row table:style-name="Tabla15.1">
          <table:table-cell table:style-name="Tabla15.A17" office:value-type="string">
            <text:p text:style-name="P13"><text:span text:style-name="Fuente_20_de_20_párrafo_20_predeter."><text:span text:style-name="T28">7</text:span></text:span></text:p>
          </table:table-cell>
          <table:table-cell table:style-name="Tabla15.B17" office:value-type="string">
            <text:p text:style-name="P42">3</text:p>
          </table:table-cell>
          <table:table-cell table:style-name="Tabla15.J17" office:value-type="string">
            <text:p text:style-name="P42">3</text:p>
          </table:table-cell>
          <table:table-cell table:style-name="Tabla15.D17" office:value-type="string">
            <text:p text:style-name="P43">1</text:p>
          </table:table-cell>
          <table:table-cell table:style-name="Tabla15.E16" office:value-type="string">
            <text:p text:style-name="P43">3</text:p>
          </table:table-cell>
          <table:table-cell table:style-name="Tabla15.J17" office:value-type="string">
            <text:p text:style-name="P43">3</text:p>
          </table:table-cell>
          <table:table-cell table:style-name="Tabla15.D17" office:value-type="string">
            <text:p text:style-name="P43">3</text:p>
          </table:table-cell>
          <table:table-cell table:style-name="Tabla15.H17" office:value-type="string">
            <text:p text:style-name="P43">2</text:p>
          </table:table-cell>
          <table:table-cell table:style-name="Tabla15.I16" office:value-type="string">
            <text:p text:style-name="P44">3</text:p>
          </table:table-cell>
          <table:table-cell table:style-name="Tabla15.J17" office:value-type="string">
            <text:p text:style-name="P44">0</text:p>
          </table:table-cell>
        </table:table-row>
        <table:table-row table:style-name="Tabla15.1">
          <table:table-cell table:style-name="Tabla15.A17" office:value-type="string">
            <text:p text:style-name="P13"><text:span text:style-name="Fuente_20_de_20_párrafo_20_predeter."><text:span text:style-name="T28">8</text:span></text:span></text:p>
          </table:table-cell>
          <table:table-cell table:style-name="Tabla15.B17" office:value-type="string">
            <text:p text:style-name="P42">0</text:p>
          </table:table-cell>
          <table:table-cell table:style-name="Tabla15.C17" office:value-type="string">
            <text:p text:style-name="P42">0</text:p>
          </table:table-cell>
          <table:table-cell table:style-name="Tabla15.D17" office:value-type="string">
            <text:p text:style-name="P43">2</text:p>
          </table:table-cell>
          <table:table-cell table:style-name="Tabla15.E17" office:value-type="string">
            <text:p text:style-name="P43">3</text:p>
          </table:table-cell>
          <table:table-cell table:style-name="Tabla15.J17" office:value-type="string">
            <text:p text:style-name="P43">0</text:p>
          </table:table-cell>
          <table:table-cell table:style-name="Tabla15.G17" office:value-type="string">
            <text:p text:style-name="P43">1</text:p>
          </table:table-cell>
          <table:table-cell table:style-name="Tabla15.H17" office:value-type="string">
            <text:p text:style-name="P43">2</text:p>
          </table:table-cell>
          <table:table-cell table:style-name="Tabla15.I17" office:value-type="string">
            <text:p text:style-name="P44">3</text:p>
          </table:table-cell>
          <table:table-cell table:style-name="Tabla15.J17" office:value-type="string">
            <text:p text:style-name="P44">3</text:p>
          </table:table-cell>
        </table:table-row>
        <table:table-row table:style-name="Tabla15.1">
          <table:table-cell table:style-name="Tabla15.A17" office:value-type="string">
            <text:p text:style-name="P13"><text:span text:style-name="Fuente_20_de_20_párrafo_20_predeter."><text:span text:style-name="T28">9</text:span></text:span></text:p>
          </table:table-cell>
          <table:table-cell table:style-name="Tabla15.B17" office:value-type="string">
            <text:p text:style-name="P42">1</text:p>
          </table:table-cell>
          <table:table-cell table:style-name="Tabla15.J17" office:value-type="string">
            <text:p text:style-name="P42">0</text:p>
          </table:table-cell>
          <table:table-cell table:style-name="Tabla15.D17" office:value-type="string">
            <text:p text:style-name="P43">2</text:p>
          </table:table-cell>
          <table:table-cell table:style-name="Tabla15.E16" office:value-type="string">
            <text:p text:style-name="P43">3</text:p>
          </table:table-cell>
          <table:table-cell table:style-name="Tabla15.J17" office:value-type="string">
            <text:p text:style-name="P43">0</text:p>
          </table:table-cell>
          <table:table-cell table:style-name="Tabla15.D17" office:value-type="string">
            <text:p text:style-name="P43">1</text:p>
          </table:table-cell>
          <table:table-cell table:style-name="Tabla15.H17" office:value-type="string">
            <text:p text:style-name="P43">2</text:p>
          </table:table-cell>
          <table:table-cell table:style-name="Tabla15.I16" office:value-type="string">
            <text:p text:style-name="P44">3</text:p>
          </table:table-cell>
          <table:table-cell table:style-name="Tabla15.J17" office:value-type="string">
            <text:p text:style-name="P44">3</text:p>
          </table:table-cell>
        </table:table-row>
        <table:table-row table:style-name="Tabla15.1">
          <table:table-cell table:style-name="Tabla15.A17" office:value-type="string">
            <text:p text:style-name="P13"><text:span text:style-name="Fuente_20_de_20_párrafo_20_predeter."><text:span text:style-name="T28">10</text:span></text:span></text:p>
          </table:table-cell>
          <table:table-cell table:style-name="Tabla15.B17" office:value-type="string">
            <text:p text:style-name="P42">2</text:p>
          </table:table-cell>
          <table:table-cell table:style-name="Tabla15.C17" office:value-type="string">
            <text:p text:style-name="P42">1</text:p>
          </table:table-cell>
          <table:table-cell table:style-name="Tabla15.D17" office:value-type="string">
            <text:p text:style-name="P43">2</text:p>
          </table:table-cell>
          <table:table-cell table:style-name="Tabla15.E17" office:value-type="string">
            <text:p text:style-name="P43">3</text:p>
          </table:table-cell>
          <table:table-cell table:style-name="Tabla15.J17" office:value-type="string">
            <text:p text:style-name="P43">0</text:p>
          </table:table-cell>
          <table:table-cell table:style-name="Tabla15.G17" office:value-type="string">
            <text:p text:style-name="P43">1</text:p>
          </table:table-cell>
          <table:table-cell table:style-name="Tabla15.H17" office:value-type="string">
            <text:p text:style-name="P43">3</text:p>
          </table:table-cell>
          <table:table-cell table:style-name="Tabla15.I17" office:value-type="string">
            <text:p text:style-name="P44">2</text:p>
          </table:table-cell>
          <table:table-cell table:style-name="Tabla15.J17" office:value-type="string">
            <text:p text:style-name="P44">3</text:p>
          </table:table-cell>
        </table:table-row>
        <table:table-row table:style-name="Tabla15.1">
          <table:table-cell table:style-name="Tabla15.A17" office:value-type="string">
            <text:p text:style-name="P13"><text:span text:style-name="Fuente_20_de_20_párrafo_20_predeter."><text:span text:style-name="T28">11</text:span></text:span></text:p>
          </table:table-cell>
          <table:table-cell table:style-name="Tabla15.B17" office:value-type="string">
            <text:p text:style-name="P42">3</text:p>
          </table:table-cell>
          <table:table-cell table:style-name="Tabla15.J17" office:value-type="string">
            <text:p text:style-name="P42">1</text:p>
          </table:table-cell>
          <table:table-cell table:style-name="Tabla15.D17" office:value-type="string">
            <text:p text:style-name="P43">2</text:p>
          </table:table-cell>
          <table:table-cell table:style-name="Tabla15.E16" office:value-type="string">
            <text:p text:style-name="P43">3</text:p>
          </table:table-cell>
          <table:table-cell table:style-name="Tabla15.J17" office:value-type="string">
            <text:p text:style-name="P43">0</text:p>
          </table:table-cell>
          <table:table-cell table:style-name="Tabla15.D17" office:value-type="string">
            <text:p text:style-name="P43">1</text:p>
          </table:table-cell>
          <table:table-cell table:style-name="Tabla15.H17" office:value-type="string">
            <text:p text:style-name="P43">3</text:p>
          </table:table-cell>
          <table:table-cell table:style-name="Tabla15.I16" office:value-type="string">
            <text:p text:style-name="P44">2</text:p>
          </table:table-cell>
          <table:table-cell table:style-name="Tabla15.J17" office:value-type="string">
            <text:p text:style-name="P44">3</text:p>
          </table:table-cell>
        </table:table-row>
        <table:table-row table:style-name="Tabla15.1">
          <table:table-cell table:style-name="Tabla15.A17" office:value-type="string">
            <text:p text:style-name="P13"><text:span text:style-name="Fuente_20_de_20_párrafo_20_predeter."><text:span text:style-name="T28">12</text:span></text:span></text:p>
          </table:table-cell>
          <table:table-cell table:style-name="Tabla15.B17" office:value-type="string">
            <text:p text:style-name="P42">0</text:p>
          </table:table-cell>
          <table:table-cell table:style-name="Tabla15.C17" office:value-type="string">
            <text:p text:style-name="P42">2</text:p>
          </table:table-cell>
          <table:table-cell table:style-name="Tabla15.D17" office:value-type="string">
            <text:p text:style-name="P43">3</text:p>
          </table:table-cell>
          <table:table-cell table:style-name="Tabla15.E17" office:value-type="string">
            <text:p text:style-name="P43">3</text:p>
          </table:table-cell>
          <table:table-cell table:style-name="Tabla15.J17" office:value-type="string">
            <text:p text:style-name="P43">0</text:p>
          </table:table-cell>
          <table:table-cell table:style-name="Tabla15.G17" office:value-type="string">
            <text:p text:style-name="P43">0</text:p>
          </table:table-cell>
          <table:table-cell table:style-name="Tabla15.H17" office:value-type="string">
            <text:p text:style-name="P43">0</text:p>
          </table:table-cell>
          <table:table-cell table:style-name="Tabla15.I17" office:value-type="string">
            <text:p text:style-name="P44">1</text:p>
          </table:table-cell>
          <table:table-cell table:style-name="Tabla15.J17" office:value-type="string">
            <text:p text:style-name="P44">1</text:p>
          </table:table-cell>
        </table:table-row>
        <table:table-row table:style-name="Tabla15.1">
          <table:table-cell table:style-name="Tabla15.A17" office:value-type="string">
            <text:p text:style-name="P13"><text:span text:style-name="Fuente_20_de_20_párrafo_20_predeter."><text:span text:style-name="T28">13</text:span></text:span></text:p>
          </table:table-cell>
          <table:table-cell table:style-name="Tabla15.B17" office:value-type="string">
            <text:p text:style-name="P42">1</text:p>
          </table:table-cell>
          <table:table-cell table:style-name="Tabla15.J17" office:value-type="string">
            <text:p text:style-name="P42">2</text:p>
          </table:table-cell>
          <table:table-cell table:style-name="Tabla15.D17" office:value-type="string">
            <text:p text:style-name="P43">3</text:p>
          </table:table-cell>
          <table:table-cell table:style-name="Tabla15.E16" office:value-type="string">
            <text:p text:style-name="P43">3</text:p>
          </table:table-cell>
          <table:table-cell table:style-name="Tabla15.J17" office:value-type="string">
            <text:p text:style-name="P43">0</text:p>
          </table:table-cell>
          <table:table-cell table:style-name="Tabla15.D17" office:value-type="string">
            <text:p text:style-name="P43">0</text:p>
          </table:table-cell>
          <table:table-cell table:style-name="Tabla15.H17" office:value-type="string">
            <text:p text:style-name="P43">0</text:p>
          </table:table-cell>
          <table:table-cell table:style-name="Tabla15.I16" office:value-type="string">
            <text:p text:style-name="P44">1</text:p>
          </table:table-cell>
          <table:table-cell table:style-name="Tabla15.J17" office:value-type="string">
            <text:p text:style-name="P44">1</text:p>
          </table:table-cell>
        </table:table-row>
        <table:table-row table:style-name="Tabla15.1">
          <table:table-cell table:style-name="Tabla15.A17" office:value-type="string">
            <text:p text:style-name="P13"><text:span text:style-name="Fuente_20_de_20_párrafo_20_predeter."><text:span text:style-name="T28">14</text:span></text:span></text:p>
          </table:table-cell>
          <table:table-cell table:style-name="Tabla15.B17" office:value-type="string">
            <text:p text:style-name="P42">2</text:p>
          </table:table-cell>
          <table:table-cell table:style-name="Tabla15.C17" office:value-type="string">
            <text:p text:style-name="P42">3</text:p>
          </table:table-cell>
          <table:table-cell table:style-name="Tabla15.D17" office:value-type="string">
            <text:p text:style-name="P43">3</text:p>
          </table:table-cell>
          <table:table-cell table:style-name="Tabla15.E17" office:value-type="string">
            <text:p text:style-name="P43">3</text:p>
          </table:table-cell>
          <table:table-cell table:style-name="Tabla15.J17" office:value-type="string">
            <text:p text:style-name="P43">0</text:p>
          </table:table-cell>
          <table:table-cell table:style-name="Tabla15.G17" office:value-type="string">
            <text:p text:style-name="P43">0</text:p>
          </table:table-cell>
          <table:table-cell table:style-name="Tabla15.H17" office:value-type="string">
            <text:p text:style-name="P43">0</text:p>
          </table:table-cell>
          <table:table-cell table:style-name="Tabla15.I17" office:value-type="string">
            <text:p text:style-name="P44">0</text:p>
          </table:table-cell>
          <table:table-cell table:style-name="Tabla15.J17" office:value-type="string">
            <text:p text:style-name="P44">1</text:p>
          </table:table-cell>
        </table:table-row>
        <table:table-row table:style-name="Tabla15.1">
          <table:table-cell table:style-name="Tabla15.A18" office:value-type="string">
            <text:p text:style-name="P13"><text:span text:style-name="Fuente_20_de_20_párrafo_20_predeter."><text:span text:style-name="T28">15</text:span></text:span></text:p>
          </table:table-cell>
          <table:table-cell table:style-name="Tabla15.B18" office:value-type="string">
            <text:p text:style-name="P42">3</text:p>
          </table:table-cell>
          <table:table-cell table:style-name="Tabla15.C18" office:value-type="string">
            <text:p text:style-name="P42">3</text:p>
          </table:table-cell>
          <table:table-cell table:style-name="Tabla15.D18" office:value-type="string">
            <text:p text:style-name="P43">3</text:p>
          </table:table-cell>
          <table:table-cell table:style-name="Tabla15.E18" office:value-type="string">
            <text:p text:style-name="P43">3</text:p>
          </table:table-cell>
          <table:table-cell table:style-name="Tabla15.J18" office:value-type="string">
            <text:p text:style-name="P43">0</text:p>
          </table:table-cell>
          <table:table-cell table:style-name="Tabla15.G18" office:value-type="string">
            <text:p text:style-name="P43">0</text:p>
          </table:table-cell>
          <table:table-cell table:style-name="Tabla15.H18" office:value-type="string">
            <text:p text:style-name="P43">0</text:p>
          </table:table-cell>
          <table:table-cell table:style-name="Tabla15.I18" office:value-type="string">
            <text:p text:style-name="P44">0</text:p>
          </table:table-cell>
          <table:table-cell table:style-name="Tabla15.J18" office:value-type="string">
            <text:p text:style-name="P44">1</text:p>
          </table:table-cell>
        </table:table-row>
      </table:table>
      <text:p text:style-name="P37"/>
      <text:p text:style-name="P33">Escriba en el cuaderno de prácticas las diferencias en el comportamiento de <text:span text:style-name="T31">schedule()</text:span> con <text:span text:style-name="T31">static</text:span>, <text:span text:style-name="T30">dynamic</text:span> y <text:span text:style-name="T30">guided</text:span>.</text:p>
      <text:p text:style-name="P14"/>
      <text:p text:style-name="P16"><text:span text:style-name="Fuente_20_de_20_párrafo_20_predeter."><text:span text:style-name="T33">RESPUESTA</text:span></text:span><text:span text:style-name="Fuente_20_de_20_párrafo_20_predeter.">: </text:span></text:p>
      <text:p text:style-name="P14"/>
      <text:p text:style-name="P14"/>
      <text:p text:style-name="P14"/>
      <text:p text:style-name="P27"><text:span text:style-name="Fuente_20_de_20_párrafo_20_predeter."><text:span text:style-name="T25">3. <text:s/></text:span></text:span><text:span text:style-name="Fuente_20_de_20_párrafo_20_predeter."><text:span text:style-name="T7">Añadir al programa </text:span></text:span><text:span text:style-name="codigo">scheduled-clause.c</text:span><text:span text:style-name="Fuente_20_de_20_párrafo_20_predeter."><text:span text:style-name="T7"> lo necesario para que imprima el valor de las variables de control </text:span></text:span><text:span text:style-name="codigo">dyn-var</text:span><text:span text:style-name="Fuente_20_de_20_párrafo_20_predeter."><text:span text:style-name="T7">, </text:span></text:span><text:span text:style-name="codigo">nthreads-var</text:span><text:span text:style-name="Fuente_20_de_20_párrafo_20_predeter."><text:span text:style-name="T7">, </text:span></text:span><text:span text:style-name="codigo">thread-limit-var</text:span><text:span text:style-name="Fuente_20_de_20_párrafo_20_predeter."><text:span text:style-name="T7"> y </text:span></text:span><text:span text:style-name="codigo">run-sched-var</text:span><text:span text:style-name="Fuente_20_de_20_párrafo_20_predeter."><text:span text:style-name="T7"> dentro (debe imprimir sólo un thread) y fuera de la región paralela. Realizar varias ejecuciones </text:span></text:span><text:soft-page-break/><text:span text:style-name="Fuente_20_de_20_párrafo_20_predeter."><text:span text:style-name="T7">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17"/>
      <text:p text:style-name="P18"><text:span text:style-name="Fuente_20_de_20_párrafo_20_predeter."><text:span text:style-name="T9">CÓDIGO FUENTE</text:span></text:span><text:span text:style-name="Fuente_20_de_20_párrafo_20_predeter."><text:span text:style-name="T7">: </text:span></text:span><text:span text:style-name="codigo">scheduled-clauseModificado.c</text:span></text:p>
      <table:table table:name="Tabla5" table:style-name="Tabla5">
        <table:table-column table:style-name="Tabla5.A"/>
        <table:table-row>
          <table:table-cell table:style-name="Tabla5.A1" office:value-type="string">
            <text:p text:style-name="CodigoListado">/* Tipo de letra Courier new o Liberation Mono. Tamaño <text:span text:style-name="T27">8 o 9</text:span> .*/</text:p>
            <text:p text:style-name="CodigoListado">/* COPIAR Y PEGAR CÓDIGO FUENTE AQUÍ*/</text:p>
            <text:p text:style-name="P25">/* INTERLINEADO SENCILLO */</text:p>
            <text:p text:style-name="P25"/>
            <text:p text:style-name="P25">#include &lt;stdio.h&gt;</text:p>
            <text:p text:style-name="P25">#include &lt;stdlib.h&gt;</text:p>
            <text:p text:style-name="P25">#include &lt;omp.h&gt;</text:p>
            <text:p text:style-name="P25"/>
            <text:p text:style-name="P25">int main(int argc, char ** argv)</text:p>
            <text:p text:style-name="P25">{</text:p>
            <text:p text:style-name="CodigoListado"><text:span text:style-name="Fuente_20_de_20_párrafo_20_predeter."><text:span text:style-name="T14">…</text:span></text:span></text:p>
            <text:p text:style-name="CodigoListado">} </text:p>
          </table:table-cell>
        </table:table-row>
      </table:table>
      <text:p text:style-name="P17">CAPTURAS DE PANTALLA:</text:p>
      <text:p text:style-name="P17"/>
      <text:p text:style-name="P18"><text:span text:style-name="Fuente_20_de_20_párrafo_20_predeter."><text:span text:style-name="T9">RESPUESTA</text:span></text:span><text:span text:style-name="Fuente_20_de_20_párrafo_20_predeter."><text:span text:style-name="T7">: </text:span></text:span></text:p>
      <text:p text:style-name="P26"/>
      <text:p text:style-name="P27"><text:span text:style-name="Fuente_20_de_20_párrafo_20_predeter."><text:span text:style-name="T25">4. </text:span></text:span><text:span text:style-name="Fuente_20_de_20_párrafo_20_predeter."><text:span text:style-name="T7">Usar en el ejemplo anterior las funciones </text:span></text:span><text:span text:style-name="codigo">omp_get_num_threads(), omp_get_num_procs()</text:span><text:span text:style-name="Fuente_20_de_20_párrafo_20_predeter."><text:span text:style-name="T7"> y </text:span></text:span><text:span text:style-name="codigo">omp_in_parallel()</text:span><text:span text:style-name="Fuente_20_de_20_párrafo_20_predeter."><text:span text:style-name="T7">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29"/>
      <text:p text:style-name="P18"><text:span text:style-name="Fuente_20_de_20_párrafo_20_predeter."><text:span text:style-name="T9">CÓDIGO FUENTE</text:span></text:span><text:span text:style-name="Fuente_20_de_20_párrafo_20_predeter."><text:span text:style-name="T7">: </text:span></text:span><text:span text:style-name="codigo">scheduled-clauseModificado4.c</text:span></text:p>
      <table:table table:name="Tabla6" table:style-name="Tabla6">
        <table:table-column table:style-name="Tabla6.A"/>
        <table:table-row>
          <table:table-cell table:style-name="Tabla6.A1" office:value-type="string">
            <text:p text:style-name="CodigoListado">/* Tipo de letra Courier new o Liberation Mono. Tamaño <text:span text:style-name="T27">8 o 9</text:span> .*/</text:p>
            <text:p text:style-name="CodigoListado">/* COPIAR Y PEGAR CÓDIGO FUENTE AQUÍ*/</text:p>
            <text:p text:style-name="P25">/* INTERLINEADO SENCILLO */</text:p>
            <text:p text:style-name="P25"/>
            <text:p text:style-name="P25">#include &lt;stdio.h&gt;</text:p>
            <text:p text:style-name="P25">#include &lt;stdlib.h&gt;</text:p>
            <text:p text:style-name="P25">#include &lt;omp.h&gt;</text:p>
            <text:p text:style-name="P25"/>
            <text:p text:style-name="P25">int main(int argc, char ** argv)</text:p>
            <text:p text:style-name="P25">{</text:p>
            <text:p text:style-name="CodigoListado"><text:span text:style-name="Fuente_20_de_20_párrafo_20_predeter."><text:span text:style-name="T14">…</text:span></text:span></text:p>
            <text:p text:style-name="CodigoListado">} </text:p>
          </table:table-cell>
        </table:table-row>
      </table:table>
      <text:p text:style-name="P17">CAPTURAS DE PANTALLA:</text:p>
      <text:p text:style-name="P17"/>
      <text:p text:style-name="P18"><text:span text:style-name="Fuente_20_de_20_párrafo_20_predeter."><text:span text:style-name="T9">RESPUESTA</text:span></text:span><text:span text:style-name="Fuente_20_de_20_párrafo_20_predeter."><text:span text:style-name="T7">: </text:span></text:span></text:p>
      <text:p text:style-name="P29"/>
      <text:p text:style-name="P29"/>
      <text:p text:style-name="P27"><text:span text:style-name="Fuente_20_de_20_párrafo_20_predeter."><text:span text:style-name="T25">5. </text:span></text:span><text:span text:style-name="Fuente_20_de_20_párrafo_20_predeter."><text:span text:style-name="T7">Añadir al programa </text:span></text:span><text:span text:style-name="codigo">scheduled-clause.c</text:span><text:span text:style-name="Fuente_20_de_20_párrafo_20_predeter."><text:span text:style-name="T7"> lo necesario para modificar las variables de control </text:span></text:span><text:span text:style-name="codigo">dyn-var</text:span><text:span text:style-name="Fuente_20_de_20_párrafo_20_predeter."><text:span text:style-name="T7">, </text:span></text:span><text:span text:style-name="codigo">nthreads-var</text:span><text:span text:style-name="Fuente_20_de_20_párrafo_20_predeter."><text:span text:style-name="T7"> y </text:span></text:span><text:span text:style-name="codigo">run-sched-var</text:span><text:span text:style-name="Fuente_20_de_20_párrafo_20_predeter."><text:span text:style-name="T7"> y para poder imprimir el valor de estas variables antes y después de dicha modificación. Incorporar en su cuaderno de prácticas volcados de pantalla con los resultados de ejecución obtenidos.</text:span></text:span></text:p>
      <text:p text:style-name="P20"/>
      <text:p text:style-name="P18"><text:span text:style-name="Fuente_20_de_20_párrafo_20_predeter."><text:span text:style-name="T9">CÓDIGO FUENTE</text:span></text:span><text:span text:style-name="Fuente_20_de_20_párrafo_20_predeter."><text:span text:style-name="T7">: </text:span></text:span><text:span text:style-name="codigo">scheduled-clauseModificado5.c</text:span></text:p>
      <table:table table:name="Tabla7" table:style-name="Tabla7">
        <table:table-column table:style-name="Tabla7.A"/>
        <table:table-row>
          <table:table-cell table:style-name="Tabla7.A1" office:value-type="string">
            <text:p text:style-name="CodigoListado">/* Tipo de letra Courier new o Liberation Mono. Tamaño <text:span text:style-name="T27">8 o 9</text:span> .*/</text:p>
            <text:p text:style-name="CodigoListado">/* COPIAR Y PEGAR CÓDIGO FUENTE AQUÍ*/</text:p>
            <text:p text:style-name="P25"><text:soft-page-break/>/* INTERLINEADO SENCILLO */</text:p>
            <text:p text:style-name="P25"/>
            <text:p text:style-name="P25">#include &lt;stdio.h&gt;</text:p>
            <text:p text:style-name="P25">#include &lt;stdlib.h&gt;</text:p>
            <text:p text:style-name="P25">#include &lt;omp.h&gt;</text:p>
            <text:p text:style-name="P25"/>
            <text:p text:style-name="P25">int main(int argc, char ** argv)</text:p>
            <text:p text:style-name="P25">{</text:p>
            <text:p text:style-name="CodigoListado"><text:span text:style-name="Fuente_20_de_20_párrafo_20_predeter."><text:span text:style-name="T14">…</text:span></text:span></text:p>
            <text:p text:style-name="CodigoListado">} </text:p>
          </table:table-cell>
        </table:table-row>
      </table:table>
      <text:p text:style-name="P17">CAPTURAS DE PANTALLA:</text:p>
      <text:p text:style-name="P17"/>
      <text:p text:style-name="P18"><text:span text:style-name="Fuente_20_de_20_párrafo_20_predeter."><text:span text:style-name="T9">RESPUESTA</text:span></text:span><text:span text:style-name="Fuente_20_de_20_párrafo_20_predeter."><text:span text:style-name="T7">: </text:span></text:span></text:p>
      <text:p text:style-name="P20"/>
      <text:p text:style-name="P23"><text:s text:c="5"/>Resto de ejercicios</text:p>
      <text:p text:style-name="P28"><text:span text:style-name="Fuente_20_de_20_párrafo_20_predeter."><text:span text:style-name="T26">6. </text:span></text:span>Implementar un programa secuencial en C que multiplique una matriz triangular por un vector (use variables dinámicas). Compare el orden de complejidad del código que ha implementado con el código que implementó para el producto matriz por vector. </text:p>
      <text:p text:style-name="P22"><text:span text:style-name="Fuente_20_de_20_párrafo_20_predeter."><text:span text:style-name="T17">NOTAS: (1) el número de filas/columnas debe ser un argumento de entrada; (2) se debe inicializar las matrices antes del cálculo; (3) se debe imprimir siempre </text:span></text:span><text:span text:style-name="Fuente_20_de_20_párrafo_20_predeter."><text:span text:style-name="T29">la primera y última componente</text:span></text:span><text:span text:style-name="Fuente_20_de_20_párrafo_20_predeter."><text:span text:style-name="T17"> del resultado antes de que termine el programa.</text:span></text:span></text:p>
      <text:p text:style-name="P21"/>
      <text:p text:style-name="P18"><text:span text:style-name="Fuente_20_de_20_párrafo_20_predeter."><text:span text:style-name="T9">CÓDIGO FUENTE</text:span></text:span><text:span text:style-name="Fuente_20_de_20_párrafo_20_predeter."><text:span text:style-name="T7">: </text:span></text:span><text:span text:style-name="codigo">pmtv-secuencial.c</text:span></text:p>
      <table:table table:name="Tabla8" table:style-name="Tabla8">
        <table:table-column table:style-name="Tabla8.A"/>
        <table:table-row>
          <table:table-cell table:style-name="Tabla8.A1" office:value-type="string">
            <text:p text:style-name="CodigoListado">/* Tipo de letra Courier new o Liberation Mono. Tamaño <text:span text:style-name="T27">8 o 9</text:span> .*/</text:p>
            <text:p text:style-name="CodigoListado">/* COPIAR Y PEGAR CÓDIGO FUENTE AQUÍ*/</text:p>
            <text:p text:style-name="P25">/* INTERLINEADO SENCILLO */</text:p>
            <text:p text:style-name="P25"/>
            <text:p text:style-name="P25">#include &lt;stdio.h&gt;</text:p>
            <text:p text:style-name="P25">#include &lt;stdlib.h&gt;</text:p>
            <text:p text:style-name="P25">#include &lt;omp.h&gt;</text:p>
            <text:p text:style-name="P25"/>
            <text:p text:style-name="P25">int main(int argc, char ** argv)</text:p>
            <text:p text:style-name="P25">{</text:p>
            <text:p text:style-name="CodigoListado"><text:span text:style-name="Fuente_20_de_20_párrafo_20_predeter."><text:span text:style-name="T14">…</text:span></text:span></text:p>
            <text:p text:style-name="CodigoListado">} </text:p>
          </table:table-cell>
        </table:table-row>
      </table:table>
      <text:p text:style-name="P17">CAPTURAS DE PANTALLA:</text:p>
      <text:p text:style-name="P17">(ADJUNTAR CÓDIGO FUENTE AL .ZIP)</text:p>
      <text:p text:style-name="P21"/>
      <text:p text:style-name="P21"/>
      <text:p text:style-name="P21"/>
      <text:p text:style-name="P21"/>
      <text:p text:style-name="P21"/>
      <text:p text:style-name="P21"/>
      <text:p text:style-name="P21"/>
      <text:p text:style-name="P21"/>
      <text:list xml:id="list7037663017997878896" text:style-name="L2">
        <text:list-item>
          <text:p text:style-name="P52"><text:span text:style-name="Fuente_20_de_20_párrafo_20_predeter."><text:span text:style-name="T7">Implementar en paralelo la multiplicación de una matriz triangular por un vector a partir del código secuencial realizado para el ejercicio anterior utilizando la directiva </text:span></text:span><text:span text:style-name="codigo">for</text:span><text:span text:style-name="Fuente_20_de_20_párrafo_20_predeter."><text:span text:style-name="T7">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text:span></text:span><text:soft-page-break/><text:span text:style-name="Fuente_20_de_20_párrafo_20_predeter."><text:span text:style-name="T7">necesario para que el usuario pueda fijar la planificación de tareas usando la variable de entorno </text:span></text:span><text:span text:style-name="Fuente_20_de_20_párrafo_20_predeter."><text:span text:style-name="T47">OMP_SCHEDULE</text:span></text:span><text:span text:style-name="Fuente_20_de_20_párrafo_20_predeter."><text:span text:style-name="T7">. Obtener en atcgrid los tiempos de ejecución del código paralelo (usando, como siempre, </text:span></text:span><text:span text:style-name="Fuente_20_de_20_párrafo_20_predeter."><text:span text:style-name="T17">-O2</text:span></text:span><text:span text:style-name="Fuente_20_de_20_párrafo_20_predeter."><text:span text:style-name="T7"> al compilar) que multiplica una matriz triangular por un vector con las alternativas de planificación </text:span></text:span><text:span text:style-name="codigo">static</text:span><text:span text:style-name="Fuente_20_de_20_párrafo_20_predeter."><text:span text:style-name="T7">, </text:span></text:span><text:span text:style-name="codigo">dynamic</text:span><text:span text:style-name="Fuente_20_de_20_párrafo_20_predeter."><text:span text:style-name="T7"> y </text:span></text:span><text:span text:style-name="codigo">guided </text:span><text:span text:style-name="Fuente_20_de_20_párrafo_20_predeter."><text:span text:style-name="T7">para </text:span></text:span><text:span text:style-name="codigo">chunk </text:span><text:span text:style-name="Fuente_20_de_20_párrafo_20_predeter."><text:span text:style-name="T7">de 1, 64 y el </text:span></text:span><text:span text:style-name="Fuente_20_de_20_párrafo_20_predeter."><text:span text:style-name="T47">chunk</text:span></text:span><text:span text:style-name="Fuente_20_de_20_párrafo_20_predeter."><text:span text:style-name="T7">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static</text:span><text:span text:style-name="Fuente_20_de_20_párrafo_20_predeter."><text:span text:style-name="T7">, </text:span></text:span><text:span text:style-name="codigo">dynamic</text:span><text:span text:style-name="Fuente_20_de_20_párrafo_20_predeter."><text:span text:style-name="T7"> y </text:span></text:span><text:span text:style-name="codigo">guided </text:span><text:span text:style-name="Fuente_20_de_20_párrafo_20_predeter."><text:span text:style-name="T7">en función del tamaño del </text:span></text:span><text:span text:style-name="codigo">chunk </text:span><text:span text:style-name="Fuente_20_de_20_párrafo_20_predeter."><text:span text:style-name="T7">en una gráfica. ¿Qué alternativa ofrece mejores prestaciones?</text:span></text:span><text:span text:style-name="Fuente_20_de_20_párrafo_20_predeter."><text:span text:style-name="T11"> Razone por qué.</text:span></text:span><text:span text:style-name="Fuente_20_de_20_párrafo_20_predeter."><text:span text:style-name="T39"> </text:span></text:span><text:span text:style-name="Fuente_20_de_20_párrafo_20_predeter."><text:span text:style-name="T36">Incluya los scripts utilizado en el cuaderno de prácticas.</text:span></text:span><text:span text:style-name="Fuente_20_de_20_párrafo_20_predeter."><text:span text:style-name="T39"> </text:span></text:span><text:span text:style-name="Fuente_20_de_20_párrafo_20_predeter."><text:span text:style-name="T40">NOTA: Nunca ejecute en atcgrid código que imprima todos los componentes del resultado.</text:span></text:span></text:p>
          <text:p text:style-name="P52"><text:span text:style-name="Fuente_20_de_20_párrafo_20_predeter."><text:span text:style-name="T37">Conteste a las siguientes preguntas: (a) ¿Qué valor por defecto usa OpenMP para </text:span></text:span><text:span text:style-name="Fuente_20_de_20_párrafo_20_predeter."><text:span text:style-name="T32">chunk</text:span></text:span><text:span text:style-name="Fuente_20_de_20_párrafo_20_predeter."><text:span text:style-name="T37"> con </text:span></text:span><text:span text:style-name="Fuente_20_de_20_párrafo_20_predeter."><text:span text:style-name="T32">static</text:span></text:span><text:span text:style-name="Fuente_20_de_20_párrafo_20_predeter."><text:span text:style-name="T37">, </text:span></text:span><text:span text:style-name="Fuente_20_de_20_párrafo_20_predeter."><text:span text:style-name="T32">dynamic</text:span></text:span><text:span text:style-name="Fuente_20_de_20_párrafo_20_predeter."><text:span text:style-name="T37"> y </text:span></text:span><text:span text:style-name="Fuente_20_de_20_párrafo_20_predeter."><text:span text:style-name="T32">guided</text:span></text:span><text:span text:style-name="Fuente_20_de_20_párrafo_20_predeter."><text:span text:style-name="T37">?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32">static</text:span></text:span><text:span text:style-name="Fuente_20_de_20_párrafo_20_predeter."><text:span text:style-name="T37"> para cada uno de los </text:span></text:span><text:span text:style-name="Fuente_20_de_20_párrafo_20_predeter."><text:span text:style-name="T32">chunks</text:span></text:span><text:span text:style-name="Fuente_20_de_20_párrafo_20_predeter."><text:span text:style-name="T37">? (c) Con la asignación </text:span></text:span><text:span text:style-name="Fuente_20_de_20_párrafo_20_predeter."><text:span text:style-name="T32">dynamic</text:span></text:span><text:span text:style-name="Fuente_20_de_20_párrafo_20_predeter."><text:span text:style-name="T37"> y </text:span></text:span><text:span text:style-name="Fuente_20_de_20_párrafo_20_predeter."><text:span text:style-name="T32">guided</text:span></text:span><text:span text:style-name="Fuente_20_de_20_párrafo_20_predeter."><text:span text:style-name="T37">, ¿qué cree que debe ocurrir con el número de operaciones de multiplicación y suma que realizan cada uno de los threads?</text:span></text:span></text:p>
        </text:list-item>
      </text:list>
      <text:p text:style-name="P16"><text:span text:style-name="Fuente_20_de_20_párrafo_20_predeter."><text:span text:style-name="T33">RESPUESTA</text:span></text:span><text:span text:style-name="Fuente_20_de_20_párrafo_20_predeter.">: </text:span></text:p>
      <text:p text:style-name="P16"><text:span text:style-name="Fuente_20_de_20_párrafo_20_predeter."/></text:p>
      <text:p text:style-name="P18"><text:span text:style-name="Fuente_20_de_20_párrafo_20_predeter."><text:span text:style-name="T9">CÓDIGO FUENTE</text:span></text:span><text:span text:style-name="Fuente_20_de_20_párrafo_20_predeter."><text:span text:style-name="T7">: </text:span></text:span><text:span text:style-name="codigo">pmtv-OpenMP.c</text:span></text:p>
      <table:table table:name="Tabla9" table:style-name="Tabla9">
        <table:table-column table:style-name="Tabla9.A"/>
        <table:table-row>
          <table:table-cell table:style-name="Tabla9.A1" office:value-type="string">
            <text:p text:style-name="CodigoListado">/* Tipo de letra Courier new o Liberation Mono. Tamaño <text:span text:style-name="T27">8 o 9</text:span> .*/</text:p>
            <text:p text:style-name="CodigoListado">/* COPIAR Y PEGAR CÓDIGO FUENTE AQUÍ*/</text:p>
            <text:p text:style-name="P25">/* INTERLINEADO SENCILLO */</text:p>
            <text:p text:style-name="P25"/>
            <text:p text:style-name="P25">#include &lt;stdio.h&gt;</text:p>
            <text:p text:style-name="P25">#include &lt;stdlib.h&gt;</text:p>
            <text:p text:style-name="P25">#include &lt;omp.h&gt;</text:p>
            <text:p text:style-name="P25"/>
            <text:p text:style-name="P25">int main(int argc, char ** argv)</text:p>
            <text:p text:style-name="P25">{</text:p>
            <text:p text:style-name="CodigoListado"><text:span text:style-name="Fuente_20_de_20_párrafo_20_predeter."><text:span text:style-name="T14">…</text:span></text:span></text:p>
            <text:p text:style-name="CodigoListado">} </text:p>
          </table:table-cell>
        </table:table-row>
      </table:table>
      <text:p text:style-name="P17"/>
      <text:p text:style-name="P17"><text:span text:style-name="Fuente_20_de_20_párrafo_20_predeter.">DESCOMPOSICIÓN DE DOMINIO: </text:span></text:p>
      <text:p text:style-name="P17"><text:span text:style-name="Fuente_20_de_20_párrafo_20_predeter."/></text:p>
      <text:p text:style-name="P17">CAPTURAS DE PANTALLA:</text:p>
      <text:p text:style-name="P17">(ADJUNTAR CÓDIGO FUENTE AL .ZIP)</text:p>
      <text:p text:style-name="P17"/>
      <text:p text:style-name="P17"/>
      <text:p text:style-name="P17">TABLA RESULTADOS, SCRIPT Y GRÁFICA ATCGRID</text:p>
      <text:list xml:id="list4106157522050865002" text:style-name="L3">
        <text:list-header>
          <text:p text:style-name="P48">SCRIPT:<text:span text:style-name="T43"> pmvt-OpenMP_atcgrid.sh</text:span></text:p>
        </text:list-header>
      </text:list>
      <table:table table:name="Tabla20" table:style-name="Tabla20">
        <table:table-column table:style-name="Tabla20.A"/>
        <table:table-row>
          <table:table-cell table:style-name="Tabla20.A1" office:value-type="string">
            <text:list xml:id="list171429039306651" text:continue-numbering="true" text:style-name="L3">
              <text:list-header>
                <text:p text:style-name="P56"/>
              </text:list-header>
            </text:list>
          </table:table-cell>
        </table:table-row>
      </table:table>
      <text:list xml:id="list171427901997234" text:continue-numbering="true" text:style-name="L3">
        <text:list-header>
          <text:p text:style-name="P49"/>
        </text:list-header>
      </text:list>
      <text:p text:style-name="P34"/>
      <table:table table:name="Tabla23" table:style-name="Tabla23">
        <table:table-column table:style-name="Tabla23.A"/>
        <table:table-row>
          <table:table-cell table:style-name="Tabla23.A1" office:value-type="string">
            <text:list xml:id="list171428754488787" text:continue-list="list171427383432182" text:style-name="LFO7">
              <text:list-item>
                <text:p text:style-name="P47"><text:bookmark-start text:name="_Ref34738217812"/><text:span text:style-name="T34">Tiempos de ejecución </text:span><text:span text:style-name="T35">de la versión paralela del producto de una matriz triangular por un vector</text:span><text:span text:style-name="T34"> </text:span><text:span text:style-name="T42">r</text:span><text:span text:style-name="T41"> <text:s/></text:span><text:span text:style-name="T6">para vectores de tamaño N=</text:span><text:span text:style-name="T41"> </text:span><text:bookmark-start text:name="_Ref34738217822"/><text:span text:style-name="T41"><text:s/></text:span><text:bookmark-end text:name="_Ref34738217822"/><text:span text:style-name="T34"><text:s/></text:span><text:bookmark-end text:name="_Ref34738217812"/><text:span text:style-name="T34">,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2"><text:span text:style-name="codigo"><text:span text:style-name="T19">Chunk</text:span></text:span></text:p>
                </table:table-cell>
                <table:table-cell table:style-name="Tabla10.A1" office:value-type="string">
                  <text:p text:style-name="P36"><text:span text:style-name="codigo"><text:span text:style-name="T19">Static</text:span></text:span><text:span text:style-name="Fuente_20_de_20_párrafo_20_predeter."><text:span text:style-name="T20"> </text:span></text:span></text:p>
                </table:table-cell>
                <table:table-cell table:style-name="Tabla10.A1" office:value-type="string">
                  <text:p text:style-name="P36"><text:span text:style-name="codigo"><text:span text:style-name="T19">Dynamic</text:span></text:span></text:p>
                </table:table-cell>
                <table:table-cell table:style-name="Tabla10.A1" office:value-type="string">
                  <text:p text:style-name="P12"><text:span text:style-name="codigo"><text:span text:style-name="T19">Guided</text:span></text:span></text:p>
                </table:table-cell>
              </table:table-row>
              <table:table-row table:style-name="Tabla10.1">
                <table:table-cell table:style-name="Tabla10.A2" office:value-type="string">
                  <text:p text:style-name="P8"><text:span text:style-name="Fuente_20_de_20_párrafo_20_predeter."><text:span text:style-name="T21">por defecto</text:span></text:span></text:p>
                </table:table-cell>
                <table:table-cell table:style-name="Tabla10.B2" office:value-type="string">
                  <text:p text:style-name="P5"/>
                </table:table-cell>
                <table:table-cell table:style-name="Tabla10.C2" office:value-type="string">
                  <text:p text:style-name="P5"/>
                </table:table-cell>
                <table:table-cell table:style-name="Tabla10.D2" office:value-type="string">
                  <text:p text:style-name="P5"/>
                </table:table-cell>
              </table:table-row>
              <table:table-row table:style-name="Tabla10.1">
                <table:table-cell table:style-name="Tabla10.A3" office:value-type="float" office:value="1">
                  <text:p text:style-name="P8"><text:span text:style-name="Fuente_20_de_20_párrafo_20_predeter."><text:span text:style-name="T21">1</text:span></text:span></text:p>
                </table:table-cell>
                <table:table-cell table:style-name="Tabla10.B3" office:value-type="string">
                  <text:p text:style-name="P5"/>
                </table:table-cell>
                <table:table-cell table:style-name="Tabla10.C3" office:value-type="string">
                  <text:p text:style-name="P5"/>
                </table:table-cell>
                <table:table-cell table:style-name="Tabla10.D3" office:value-type="string">
                  <text:p text:style-name="P5"/>
                </table:table-cell>
              </table:table-row>
              <table:table-row table:style-name="Tabla10.1">
                <table:table-cell table:style-name="Tabla10.A4" office:value-type="float" office:value="64">
                  <text:p text:style-name="P8"><text:span text:style-name="Fuente_20_de_20_párrafo_20_predeter."><text:span text:style-name="T21">64</text:span></text:span></text:p>
                </table:table-cell>
                <table:table-cell table:style-name="Tabla10.B4" office:value-type="string">
                  <text:p text:style-name="P5"/>
                </table:table-cell>
                <table:table-cell table:style-name="Tabla10.C4" office:value-type="string">
                  <text:p text:style-name="P5"/>
                </table:table-cell>
                <table:table-cell table:style-name="Tabla10.D4" office:value-type="string">
                  <text:p text:style-name="P5"/>
                </table:table-cell>
              </table:table-row>
            </table:table>
            <text:p text:style-name="P31"/>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2"><text:span text:style-name="codigo"><text:span text:style-name="T19">Chunk</text:span></text:span></text:p>
                </table:table-cell>
                <table:table-cell table:style-name="Tabla16.A1" office:value-type="string">
                  <text:p text:style-name="P36"><text:span text:style-name="codigo"><text:span text:style-name="T19">Static</text:span></text:span><text:span text:style-name="Fuente_20_de_20_párrafo_20_predeter."><text:span text:style-name="T20"> </text:span></text:span></text:p>
                </table:table-cell>
                <table:table-cell table:style-name="Tabla16.A1" office:value-type="string">
                  <text:p text:style-name="P36"><text:span text:style-name="codigo"><text:span text:style-name="T19">Dynamic</text:span></text:span></text:p>
                </table:table-cell>
                <table:table-cell table:style-name="Tabla16.A1" office:value-type="string">
                  <text:p text:style-name="P12"><text:span text:style-name="codigo"><text:span text:style-name="T19">Guided</text:span></text:span></text:p>
                </table:table-cell>
              </table:table-row>
              <table:table-row table:style-name="Tabla16.1">
                <table:table-cell table:style-name="Tabla16.A2" office:value-type="string">
                  <text:p text:style-name="P8"><text:soft-page-break/><text:span text:style-name="Fuente_20_de_20_párrafo_20_predeter."><text:span text:style-name="T21">por defecto</text:span></text:span></text:p>
                </table:table-cell>
                <table:table-cell table:style-name="Tabla16.B2" office:value-type="string">
                  <text:p text:style-name="P5"/>
                </table:table-cell>
                <table:table-cell table:style-name="Tabla16.C2" office:value-type="string">
                  <text:p text:style-name="P5"/>
                </table:table-cell>
                <table:table-cell table:style-name="Tabla16.D2" office:value-type="string">
                  <text:p text:style-name="P5"/>
                </table:table-cell>
              </table:table-row>
              <table:table-row table:style-name="Tabla16.1">
                <table:table-cell table:style-name="Tabla16.A3" office:value-type="float" office:value="1">
                  <text:p text:style-name="P8"><text:span text:style-name="Fuente_20_de_20_párrafo_20_predeter."><text:span text:style-name="T21">1</text:span></text:span></text:p>
                </table:table-cell>
                <table:table-cell table:style-name="Tabla16.B3" office:value-type="string">
                  <text:p text:style-name="P5"/>
                </table:table-cell>
                <table:table-cell table:style-name="Tabla16.C3" office:value-type="string">
                  <text:p text:style-name="P5"/>
                </table:table-cell>
                <table:table-cell table:style-name="Tabla16.D3" office:value-type="string">
                  <text:p text:style-name="P5"/>
                </table:table-cell>
              </table:table-row>
              <table:table-row table:style-name="Tabla16.1">
                <table:table-cell table:style-name="Tabla16.A4" office:value-type="float" office:value="64">
                  <text:p text:style-name="P8"><text:span text:style-name="Fuente_20_de_20_párrafo_20_predeter."><text:span text:style-name="T21">64</text:span></text:span></text:p>
                </table:table-cell>
                <table:table-cell table:style-name="Tabla16.B4" office:value-type="string">
                  <text:p text:style-name="P5"/>
                </table:table-cell>
                <table:table-cell table:style-name="Tabla16.C4" office:value-type="string">
                  <text:p text:style-name="P5"/>
                </table:table-cell>
                <table:table-cell table:style-name="Tabla16.D4" office:value-type="string">
                  <text:p text:style-name="P5"/>
                </table:table-cell>
              </table:table-row>
            </table:table>
            <text:p text:style-name="P31"/>
          </table:table-cell>
        </table:table-row>
      </table:table>
      <text:p text:style-name="P24"/>
      <text:p text:style-name="P29"/>
      <text:p text:style-name="P29"/>
      <text:p text:style-name="P28"><text:span text:style-name="Fuente_20_de_20_párrafo_20_predeter."><text:span text:style-name="T26">8. </text:span></text:span>Implementar un programa secuencial en C que calcule la multiplicación de matrices cuadradas, B y C:</text:p>
      <text:p text:style-name="P30"><draw:frame draw:style-name="fr1"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18"><text:span text:style-name="Fuente_20_de_20_párrafo_20_predeter."><text:span text:style-name="T17">NOTAS: (1) el número de filas/columnas debe ser un argumento de entrada; (2) se deben inicializar las matrices antes del cálculo; (3) se debe imprimir siempre las componentes (0,0) y (</text:span></text:span><text:span text:style-name="codigo"><text:span text:style-name="T23">N</text:span></text:span><text:span text:style-name="Fuente_20_de_20_párrafo_20_predeter."><text:span text:style-name="T17">-1, </text:span></text:span><text:span text:style-name="codigo"><text:span text:style-name="T23">N</text:span></text:span><text:span text:style-name="Fuente_20_de_20_párrafo_20_predeter."><text:span text:style-name="T17">-1) del resultado antes de que termine el programa. </text:span></text:span></text:p>
      <text:p text:style-name="P19"/>
      <text:p text:style-name="P18"><text:span text:style-name="Fuente_20_de_20_párrafo_20_predeter."><text:span text:style-name="T9">CÓDIGO FUENTE</text:span></text:span><text:span text:style-name="Fuente_20_de_20_párrafo_20_predeter."><text:span text:style-name="T7">: </text:span></text:span><text:span text:style-name="codigo">pmm-secuencial.c</text:span></text:p>
      <table:table table:name="Tabla12" table:style-name="Tabla12">
        <table:table-column table:style-name="Tabla12.A"/>
        <table:table-row>
          <table:table-cell table:style-name="Tabla12.A1" office:value-type="string">
            <text:p text:style-name="CodigoListado">/* Tipo de letra Courier new o Liberation Mono. Tamaño <text:span text:style-name="T27">8 o 9</text:span> .*/</text:p>
            <text:p text:style-name="CodigoListado">/* COPIAR Y PEGAR CÓDIGO FUENTE AQUÍ*/</text:p>
            <text:p text:style-name="P25">/* INTERLINEADO SENCILLO */</text:p>
            <text:p text:style-name="P25"/>
            <text:p text:style-name="P25">#include &lt;stdio.h&gt;</text:p>
            <text:p text:style-name="P25">#include &lt;stdlib.h&gt;</text:p>
            <text:p text:style-name="P25">#include &lt;omp.h&gt;</text:p>
            <text:p text:style-name="P25"/>
            <text:p text:style-name="P25">int main(int argc, char ** argv)</text:p>
            <text:p text:style-name="P25">{</text:p>
            <text:p text:style-name="CodigoListado"><text:span text:style-name="Fuente_20_de_20_párrafo_20_predeter."><text:span text:style-name="T14">…</text:span></text:span></text:p>
            <text:p text:style-name="CodigoListado">} </text:p>
          </table:table-cell>
        </table:table-row>
      </table:table>
      <text:p text:style-name="P17">CAPTURAS DE PANTALLA:</text:p>
      <text:p text:style-name="P17">(ADJUNTAR CÓDIGO FUENTE AL .ZIP)</text:p>
      <text:p text:style-name="P17"/>
      <text:p text:style-name="P19"/>
      <text:list xml:id="list2230321256325979116" text:style-name="L4">
        <text:list-item>
          <text:p text:style-name="P53">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item>
          <text:p text:style-name="P53"/>
        </text:list-item>
      </text:list>
      <text:p text:style-name="P17"><text:span text:style-name="Fuente_20_de_20_párrafo_20_predeter.">DESCOMPOSICIÓN DE DOMINIO: </text:span></text:p>
      <text:p text:style-name="P17"><text:span text:style-name="Fuente_20_de_20_párrafo_20_predeter."/></text:p>
      <text:p text:style-name="P18"><text:span text:style-name="Fuente_20_de_20_párrafo_20_predeter."><text:span text:style-name="T9">CÓDIGO FUENTE</text:span></text:span><text:span text:style-name="Fuente_20_de_20_párrafo_20_predeter."><text:span text:style-name="T7">: </text:span></text:span><text:span text:style-name="codigo">pmm-OpenMP.c</text:span></text:p>
      <table:table table:name="Tabla13" table:style-name="Tabla13">
        <table:table-column table:style-name="Tabla13.A"/>
        <table:table-row>
          <table:table-cell table:style-name="Tabla13.A1" office:value-type="string">
            <text:p text:style-name="CodigoListado">/* Tipo de letra Courier new o Liberation Mono. Tamaño <text:span text:style-name="T27">8 o 9</text:span> .*/</text:p>
            <text:p text:style-name="CodigoListado">/* COPIAR Y PEGAR CÓDIGO FUENTE AQUÍ*/</text:p>
            <text:p text:style-name="P25">/* INTERLINEADO SENCILLO */</text:p>
            <text:p text:style-name="P25"/>
            <text:p text:style-name="P25">#include &lt;stdio.h&gt;</text:p>
            <text:p text:style-name="P25">#include &lt;stdlib.h&gt;</text:p>
            <text:p text:style-name="P25">#include &lt;omp.h&gt;</text:p>
            <text:p text:style-name="P25"/>
            <text:p text:style-name="P25">int main(int argc, char ** argv)</text:p>
            <text:p text:style-name="P25">{</text:p>
            <text:p text:style-name="CodigoListado"><text:span text:style-name="Fuente_20_de_20_párrafo_20_predeter."><text:span text:style-name="T14">…</text:span></text:span></text:p>
            <text:p text:style-name="CodigoListado">} </text:p>
          </table:table-cell>
        </table:table-row>
      </table:table>
      <text:p text:style-name="P17"><text:soft-page-break/>CAPTURAS DE PANTALLA:</text:p>
      <text:p text:style-name="P17">(ADJUNTAR CÓDIGO FUENTE AL .ZIP)</text:p>
      <text:p text:style-name="P20"/>
      <text:p text:style-name="P20"/>
      <text:p text:style-name="P20"/>
      <text:list xml:id="list171427753974175" text:continue-list="list171427901997234" text:style-name="L3">
        <text:list-item>
          <text:p text:style-name="P55"><text:span text:style-name="Fuente_20_de_20_párrafo_20_predeter."><text:span text:style-name="T37">Hacer un estudio de escalabilidad (ganancia en velocidad en función del número de cores) en atcgrid y en el PC local del código paralelo implementado para dos tamaños de las matrices. Debe recordar usar </text:span></text:span><text:span text:style-name="Fuente_20_de_20_párrafo_20_predeter."><text:span text:style-name="T47">–O2</text:span></text:span><text:span text:style-name="Fuente_20_de_20_párrafo_20_predeter."><text:span text:style-name="T37"> al compila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55"><text:span text:style-name="Fuente_20_de_20_párrafo_20_predeter."><text:span text:style-name="T38"/></text:span></text:p>
          <text:p text:style-name="P54">ESTUDIO DE ESCALABILIDAD EN ATCGRID:</text:p>
          <text:p text:style-name="P48">SCRIPT:<text:span text:style-name="T43"> pmm-OpenMP_atcgrid.sh</text:span></text:p>
        </text:list-item>
      </text:list>
      <table:table table:name="Tabla18" table:style-name="Tabla18">
        <table:table-column table:style-name="Tabla18.A"/>
        <table:table-row>
          <table:table-cell table:style-name="Tabla18.A1" office:value-type="string">
            <text:list xml:id="list171428438950501" text:continue-numbering="true" text:style-name="L3">
              <text:list-header>
                <text:p text:style-name="P56"/>
              </text:list-header>
            </text:list>
          </table:table-cell>
        </table:table-row>
      </table:table>
      <text:list xml:id="list171427813459825" text:continue-numbering="true" text:style-name="L3">
        <text:list-header>
          <text:p text:style-name="P49"/>
          <text:p text:style-name="P50">ESTUDIO DE ESCALABILIDAD EN PCLOCAL:</text:p>
          <text:p text:style-name="P50"><text:s text:c="4"/><text:span text:style-name="T48"><text:s text:c="2"/>SCRIPT:</text:span><text:span text:style-name="T44"> pmm-OpenMP_pclocal.sh</text:span></text:p>
        </text:list-header>
      </text:list>
      <table:table table:name="Tabla19" table:style-name="Tabla19">
        <table:table-column table:style-name="Tabla19.A"/>
        <table:table-row>
          <table:table-cell table:style-name="Tabla19.A1" office:value-type="string">
            <text:list xml:id="list171427042218505" text:continue-numbering="true" text:style-name="L3">
              <text:list-header>
                <text:p text:style-name="P56"/>
              </text:list-header>
            </text:list>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urier New1" svg:font-family="'Courier New'"/>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 de prácticas de Arquitectura de Computadores, Grado en Ingeniería Informática<text:line-break/></text:span></text:span></text:span></text:span></text:span></text:span></text:span></text:span></text:span></text:span></text:span></text:span></text:span></text:span></text:span></text:span></text:span></text:span></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7</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text:page-number></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Linux_X86_64 LibreOffice_project/10m0$Build-2</meta:generator>
    <meta:initial-creator>Luis Javier Herrera</meta:initial-creator>
    <meta:creation-date>2014-04-16T15:56:00Z</meta:creation-date>
    <dc:date>2017-04-28T17:14:26.769740136</dc:date>
    <meta:print-date>1900-12-31T22:00:00Z</meta:print-date>
    <meta:editing-cycles>29</meta:editing-cycles>
    <meta:editing-duration>PT4H31M19S</meta:editing-duration>
    <meta:document-statistic meta:table-count="20" meta:image-count="0" meta:object-count="1" meta:page-count="7" meta:paragraph-count="509" meta:word-count="1884" meta:character-count="10218" meta:non-whitespace-character-count="8692"/>
    <meta:template xlink:type="simple" xlink:actuate="onRequest" xlink:title="" xlink:href="Normal.dotm"/>
  </office:meta>
</office:document-meta>
</file>